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柔らかい">
            <text:p>柔らかい</text:p>
          </table:table-cell>
          <table:table-cell office:value-type="string" office:value="やわらかい">
            <text:p>やわらかい</text:p>
          </table:table-cell>
          <table:table-cell office:value-type="string" office:value="soft, gentle">
            <text:p>soft, gentl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柔らかい日差しが気持ちいいね。">
            <text:p>柔らかい日差しが気持ちいいね。</text:p>
          </table:table-cell>
          <table:table-cell office:value-type="string" office:value="やわらかい ひざし が きもち いい ね。">
            <text:p>やわらかい ひざし が きもち いい ね。</text:p>
          </table:table-cell>
          <table:table-cell office:value-type="string" office:value="Soft sunlight feels pleasant.">
            <text:p>Soft sunlight feels pleasant.</text:p>
          </table:table-cell>
          <table:table-cell office:value-type="string" office:value="布団がとても柔らかい。">
            <text:p>布団がとても柔らかい。</text:p>
          </table:table-cell>
          <table:table-cell office:value-type="string" office:value="ふとん が とても やわらかい。">
            <text:p>ふとん が とても やわらかい。</text:p>
          </table:table-cell>
          <table:table-cell office:value-type="string" office:value="The futon is very soft.">
            <text:p>The futon is very so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似合う">
            <text:p>似合う</text:p>
          </table:table-cell>
          <table:table-cell office:value-type="string" office:value="にあう">
            <text:p>にあう</text:p>
          </table:table-cell>
          <table:table-cell office:value-type="string" office:value="suit, match well">
            <text:p>suit, match we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着物がよく似合います。">
            <text:p>彼女は着物がよく似合います。</text:p>
          </table:table-cell>
          <table:table-cell office:value-type="string" office:value="かのじょ は きもの が よく にあいます。">
            <text:p>かのじょ は きもの が よく にあいます。</text:p>
          </table:table-cell>
          <table:table-cell office:value-type="string" office:value="Kimono suits her well.">
            <text:p>Kimono suits her well.</text:p>
          </table:table-cell>
          <table:table-cell office:value-type="string" office:value="彼女はスカートよりパンツが似合うね。">
            <text:p>彼女はスカートよりパンツが似合うね。</text:p>
          </table:table-cell>
          <table:table-cell office:value-type="string" office:value="かのじょ は スカート より パンツ が にあう ね。">
            <text:p>かのじょ は スカート より パンツ が にあう ね。</text:p>
          </table:table-cell>
          <table:table-cell office:value-type="string" office:value="She looks better in pants than in a skirt.">
            <text:p>She looks better in pants than in a ski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かめる">
            <text:p>確かめる</text:p>
          </table:table-cell>
          <table:table-cell office:value-type="string" office:value="たしかめる">
            <text:p>たしかめる</text:p>
          </table:table-cell>
          <table:table-cell office:value-type="string" office:value="check, confirm">
            <text:p>check, confirm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母はお釣りを確かめたの。">
            <text:p>母はお釣りを確かめたの。</text:p>
          </table:table-cell>
          <table:table-cell office:value-type="string" office:value="はは は おつり を たしかめた の。">
            <text:p>はは は おつり を たしかめた の。</text:p>
          </table:table-cell>
          <table:table-cell office:value-type="string" office:value="My mother checked the change.">
            <text:p>My mother checked the change.</text:p>
          </table:table-cell>
          <table:table-cell office:value-type="string" office:value="レシートで買い物の金額を確かめたよ。">
            <text:p>レシートで買い物の金額を確かめたよ。</text:p>
          </table:table-cell>
          <table:table-cell office:value-type="string" office:value="レシート で かいもの の きんがく を たしかめた よ。">
            <text:p>レシート で かいもの の きんがく を たしかめた よ。</text:p>
          </table:table-cell>
          <table:table-cell office:value-type="string" office:value="I confirmed the cost of the shopping with the receipt.">
            <text:p>I confirmed the cost of the shopping with the recei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背中">
            <text:p>背中</text:p>
          </table:table-cell>
          <table:table-cell office:value-type="string" office:value="せなか">
            <text:p>せなか</text:p>
          </table:table-cell>
          <table:table-cell office:value-type="string" office:value="(one's) back">
            <text:p>(one's) ba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背中がかゆい。">
            <text:p>背中がかゆい。</text:p>
          </table:table-cell>
          <table:table-cell office:value-type="string" office:value="せなか が かゆい。">
            <text:p>せなか が かゆい。</text:p>
          </table:table-cell>
          <table:table-cell office:value-type="string" office:value="My back itches.">
            <text:p>My back itches.</text:p>
          </table:table-cell>
          <table:table-cell office:value-type="string" office:value="背中に痛みがあります。">
            <text:p>背中に痛みがあります。</text:p>
          </table:table-cell>
          <table:table-cell office:value-type="string" office:value="せなか に いたみ が あります。">
            <text:p>せなか に いたみ が あります。</text:p>
          </table:table-cell>
          <table:table-cell office:value-type="string" office:value="I have a pain in my back.">
            <text:p>I have a pain in my ba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肌">
            <text:p>肌</text:p>
          </table:table-cell>
          <table:table-cell office:value-type="string" office:value="はだ">
            <text:p>はだ</text:p>
          </table:table-cell>
          <table:table-cell office:value-type="string" office:value="human skin, surface">
            <text:p>human skin, surf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肌がとても白いですね。">
            <text:p>彼女は肌がとても白いですね。</text:p>
          </table:table-cell>
          <table:table-cell office:value-type="string" office:value="かのじょ は はだ が とても しろい です ね。">
            <text:p>かのじょ は はだ が とても しろい です ね。</text:p>
          </table:table-cell>
          <table:table-cell office:value-type="string" office:value="Her skin is very white.">
            <text:p>Her skin is very white.</text:p>
          </table:table-cell>
          <table:table-cell office:value-type="string" office:value="あまり肌を焼かない方がいいですよ。">
            <text:p>あまり肌を焼かない方がいいですよ。</text:p>
          </table:table-cell>
          <table:table-cell office:value-type="string" office:value="あまり はだ を やかない ほう が いい です よ。">
            <text:p>あまり はだ を やかない ほう が いい です よ。</text:p>
          </table:table-cell>
          <table:table-cell office:value-type="string" office:value="It's better if you don't tan your skin this much.">
            <text:p>It's better if you don't tan your skin this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順番">
            <text:p>順番</text:p>
          </table:table-cell>
          <table:table-cell office:value-type="string" office:value="じゅんばん">
            <text:p>じゅんばん</text:p>
          </table:table-cell>
          <table:table-cell office:value-type="string" office:value="order, turn">
            <text:p>order, tur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を順番通りに並べ替えてください。">
            <text:p>これを順番通りに並べ替えてください。</text:p>
          </table:table-cell>
          <table:table-cell office:value-type="string" office:value="これ を じゅんばん どおり に ならべかえて ください。">
            <text:p>これ を じゅんばん どおり に ならべかえて ください。</text:p>
          </table:table-cell>
          <table:table-cell office:value-type="string" office:value="Please rearrange these in order.">
            <text:p>Please rearrange these in order.</text:p>
          </table:table-cell>
          <table:table-cell office:value-type="string" office:value="順番を守ってください。私が先です。">
            <text:p>順番を守ってください。私が先です。</text:p>
          </table:table-cell>
          <table:table-cell office:value-type="string" office:value="じゅんばん を まもって ください。わたし が さき です。">
            <text:p>じゅんばん を まもって ください。わたし が さき です。</text:p>
          </table:table-cell>
          <table:table-cell office:value-type="string" office:value="Please wait for your turn. I'm ahead of you.">
            <text:p>Please wait for your turn. I'm ahead of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とも">
            <text:p>まとも</text:p>
          </table:table-cell>
          <table:table-cell office:value-type="string" office:value="まとも">
            <text:p>まとも</text:p>
          </table:table-cell>
          <table:table-cell office:value-type="string" office:value="sane, reasonable">
            <text:p>sane, reasonabl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の考え方はまともではない。">
            <text:p>彼の考え方はまともではない。</text:p>
          </table:table-cell>
          <table:table-cell office:value-type="string" office:value="かれ の かんがえかた は まとも で は ない。">
            <text:p>かれ の かんがえかた は まとも で は ない。</text:p>
          </table:table-cell>
          <table:table-cell office:value-type="string" office:value="His way of thinking is insane.">
            <text:p>His way of thinking is insane.</text:p>
          </table:table-cell>
          <table:table-cell office:value-type="string" office:value="彼はまともな人には見えません。">
            <text:p>彼はまともな人には見えません。</text:p>
          </table:table-cell>
          <table:table-cell office:value-type="string" office:value="かれ は まともな ひと に は みえません。">
            <text:p>かれ は まともな ひと に は みえません。</text:p>
          </table:table-cell>
          <table:table-cell office:value-type="string" office:value="He doesn't look like a respectable person.">
            <text:p>He doesn't look like a respectable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ぴったり">
            <text:p>ぴったり</text:p>
          </table:table-cell>
          <table:table-cell office:value-type="string" office:value="ぴったり">
            <text:p>ぴったり</text:p>
          </table:table-cell>
          <table:table-cell office:value-type="string" office:value="exactly right, perfect">
            <text:p>exactly right, perfec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の服はあなたにぴったりですね。">
            <text:p>この服はあなたにぴったりですね。</text:p>
          </table:table-cell>
          <table:table-cell office:value-type="string" office:value="この ふく は あなた に ぴったり です ね。">
            <text:p>この ふく は あなた に ぴったり です ね。</text:p>
          </table:table-cell>
          <table:table-cell office:value-type="string" office:value="These clothes suit you perfectly.">
            <text:p>These clothes suit you perfectly.</text:p>
          </table:table-cell>
          <table:table-cell office:value-type="string" office:value="母にぴったりのプレゼントを見つけました。">
            <text:p>母にぴったりのプレゼントを見つけました。</text:p>
          </table:table-cell>
          <table:table-cell office:value-type="string" office:value="はは に ぴったり の プレゼント を みつけました。">
            <text:p>はは に ぴったり の プレゼント を みつけました。</text:p>
          </table:table-cell>
          <table:table-cell office:value-type="string" office:value="I found the perfect gift for my mother.">
            <text:p>I found the perfect gift for my m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わず">
            <text:p>思わず</text:p>
          </table:table-cell>
          <table:table-cell office:value-type="string" office:value="おもわず">
            <text:p>おもわず</text:p>
          </table:table-cell>
          <table:table-cell office:value-type="string" office:value="unintentionally, unconsciously, spontaneously">
            <text:p>unintentionally, unconsciously, spontaneous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嬉しくて思わず涙が出ました。">
            <text:p>嬉しくて思わず涙が出ました。</text:p>
          </table:table-cell>
          <table:table-cell office:value-type="string" office:value="うれしくて おもわず なみだ が でました。">
            <text:p>うれしくて おもわず なみだ が でました。</text:p>
          </table:table-cell>
          <table:table-cell office:value-type="string" office:value="I was so happy that I suddenly burst into tears.">
            <text:p>I was so happy that I suddenly burst into tears.</text:p>
          </table:table-cell>
          <table:table-cell office:value-type="string" office:value="驚いて思わず声が出てしまいました。">
            <text:p>驚いて思わず声が出てしまいました。</text:p>
          </table:table-cell>
          <table:table-cell office:value-type="string" office:value="おどろいて おもわず こえ が でて しまいました。">
            <text:p>おどろいて おもわず こえ が でて しまいました。</text:p>
          </table:table-cell>
          <table:table-cell office:value-type="string" office:value="I was so surprised my voice came out of my mouth unintentionally.">
            <text:p>I was so surprised my voice came out of my mouth unintention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り">
            <text:p>より</text:p>
          </table:table-cell>
          <table:table-cell office:value-type="string" office:value="より">
            <text:p>より</text:p>
          </table:table-cell>
          <table:table-cell office:value-type="string" office:value="even more ~, even less ~">
            <text:p>even more ~, even less ~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れから、より一層努力します。">
            <text:p>これから、より一層努力します。</text:p>
          </table:table-cell>
          <table:table-cell office:value-type="string" office:value="これから、より いっそう どりょく します。">
            <text:p>これから、より いっそう どりょく します。</text:p>
          </table:table-cell>
          <table:table-cell office:value-type="string" office:value="I'll work much harder from now on.">
            <text:p>I'll work much harder from now on.</text:p>
          </table:table-cell>
          <table:table-cell office:value-type="string" office:value="空港へのアクセスがより便利になりました。">
            <text:p>空港へのアクセスがより便利になりました。</text:p>
          </table:table-cell>
          <table:table-cell office:value-type="string" office:value="くうこう へ の アクセス が より べんり に なりました。">
            <text:p>くうこう へ の アクセス が より べんり に なりました。</text:p>
          </table:table-cell>
          <table:table-cell office:value-type="string" office:value="The access to the airport has become more convenient.">
            <text:p>The access to the airport has become more conveni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ったいない">
            <text:p>もったいない</text:p>
          </table:table-cell>
          <table:table-cell office:value-type="string" office:value="もったいない">
            <text:p>もったいない</text:p>
          </table:table-cell>
          <table:table-cell office:value-type="string" office:value="wasteful, a shame">
            <text:p>wasteful, a sham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食べ物を残してはもったいないわよ。">
            <text:p>食べ物を残してはもったいないわよ。</text:p>
          </table:table-cell>
          <table:table-cell office:value-type="string" office:value="たべもの を のこして は もったいない わ よ。">
            <text:p>たべもの を のこして は もったいない わ よ。</text:p>
          </table:table-cell>
          <table:table-cell office:value-type="string" office:value="It's wasteful to leave food.">
            <text:p>It's wasteful to leave food.</text:p>
          </table:table-cell>
          <table:table-cell office:value-type="string" office:value="その服、捨てるなんてもったいない。">
            <text:p>その服、捨てるなんてもったいない。</text:p>
          </table:table-cell>
          <table:table-cell office:value-type="string" office:value="その ふく、すてる なんて もったいない。">
            <text:p>その ふく、すてる なんて もったいない。</text:p>
          </table:table-cell>
          <table:table-cell office:value-type="string" office:value="It's a waste to throw away that piece of clothing.">
            <text:p>It's a waste to throw away that piece of clo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情報">
            <text:p>情報</text:p>
          </table:table-cell>
          <table:table-cell office:value-type="string" office:value="じょうほう">
            <text:p>じょうほう</text:p>
          </table:table-cell>
          <table:table-cell office:value-type="string" office:value="information">
            <text:p>inform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学生たちはインターネットでいろいろな情報を集めた。">
            <text:p>学生たちはインターネットでいろいろな情報を集めた。</text:p>
          </table:table-cell>
          <table:table-cell office:value-type="string" office:value="がくせい たち は インターネット で いろいろな じょうほう を あつめた。">
            <text:p>がくせい たち は インターネット で いろいろな じょうほう を あつめた。</text:p>
          </table:table-cell>
          <table:table-cell office:value-type="string" office:value="The students collected all kinds of information on the Internet.">
            <text:p>The students collected all kinds of information on the Internet.</text:p>
          </table:table-cell>
          <table:table-cell office:value-type="string" office:value="インターネットでマネー情報をチェックしたよ。">
            <text:p>インターネットでマネー情報をチェックしたよ。</text:p>
          </table:table-cell>
          <table:table-cell office:value-type="string" office:value="インターネット で マネー じょうほう を チェック した よ。">
            <text:p>インターネット で マネー じょうほう を チェック した よ。</text:p>
          </table:table-cell>
          <table:table-cell office:value-type="string" office:value="I checked some financial information on the Internet.">
            <text:p>I checked some financial information on the Inter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諦める">
            <text:p>諦める</text:p>
          </table:table-cell>
          <table:table-cell office:value-type="string" office:value="あきらめる">
            <text:p>あきらめる</text:p>
          </table:table-cell>
          <table:table-cell office:value-type="string" office:value="abandon, give up">
            <text:p>abandon, give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留学の夢を諦めていないよ。">
            <text:p>彼は留学の夢を諦めていないよ。</text:p>
          </table:table-cell>
          <table:table-cell office:value-type="string" office:value="かれ は りゅうがく の ゆめ を あきらめて いない よ。">
            <text:p>かれ は りゅうがく の ゆめ を あきらめて いない よ。</text:p>
          </table:table-cell>
          <table:table-cell office:value-type="string" office:value="He hasn't given up on his dream of studying abroad.">
            <text:p>He hasn't given up on his dream of studying abroad.</text:p>
          </table:table-cell>
          <table:table-cell office:value-type="string" office:value="野球選手になるのはもう諦めました。">
            <text:p>野球選手になるのはもう諦めました。</text:p>
          </table:table-cell>
          <table:table-cell office:value-type="string" office:value="やきゅう せんしゅ に なる の は もう あきらめました。">
            <text:p>やきゅう せんしゅ に なる の は もう あきらめました。</text:p>
          </table:table-cell>
          <table:table-cell office:value-type="string" office:value="I already gave up on becoming a baseball player.">
            <text:p>I already gave up on becoming a baseball play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懐かしい">
            <text:p>懐かしい</text:p>
          </table:table-cell>
          <table:table-cell office:value-type="string" office:value="なつかしい">
            <text:p>なつかしい</text:p>
          </table:table-cell>
          <table:table-cell office:value-type="string" office:value="fondly-remembered, long-forgotten">
            <text:p>fondly-remembered, long-forgotten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こは私にとって懐かしい場所です。">
            <text:p>ここは私にとって懐かしい場所です。</text:p>
          </table:table-cell>
          <table:table-cell office:value-type="string" office:value="ここ は わたし にとって なつかしい ばしょ です。">
            <text:p>ここ は わたし にとって なつかしい ばしょ です。</text:p>
          </table:table-cell>
          <table:table-cell office:value-type="string" office:value="I have a fond memory of this place.">
            <text:p>I have a fond memory of this place.</text:p>
          </table:table-cell>
          <table:table-cell office:value-type="string" office:value="日本にいた時が懐かしいです。">
            <text:p>日本にいた時が懐かしいです。</text:p>
          </table:table-cell>
          <table:table-cell office:value-type="string" office:value="にほん に いた とき が なつかしい です。">
            <text:p>にほん に いた とき が なつかしい です。</text:p>
          </table:table-cell>
          <table:table-cell office:value-type="string" office:value="I fondly remember the time I was in Japan.">
            <text:p>I fondly remember the time I was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怪しい">
            <text:p>怪しい</text:p>
          </table:table-cell>
          <table:table-cell office:value-type="string" office:value="あやしい">
            <text:p>あやしい</text:p>
          </table:table-cell>
          <table:table-cell office:value-type="string" office:value="suspicious, dubious">
            <text:p>suspicious, dubious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の男の行動は怪しかったわ。">
            <text:p>その男の行動は怪しかったわ。</text:p>
          </table:table-cell>
          <table:table-cell office:value-type="string" office:value="その おとこ の こうどう は あやしかった わ。">
            <text:p>その おとこ の こうどう は あやしかった わ。</text:p>
          </table:table-cell>
          <table:table-cell office:value-type="string" office:value="That man's behavior was suspicious.">
            <text:p>That man's behavior was suspicious.</text:p>
          </table:table-cell>
          <table:table-cell office:value-type="string" office:value="公園に怪しい人がいます。">
            <text:p>公園に怪しい人がいます。</text:p>
          </table:table-cell>
          <table:table-cell office:value-type="string" office:value="こうえん に あやしい ひと が います。">
            <text:p>こうえん に あやしい ひと が います。</text:p>
          </table:table-cell>
          <table:table-cell office:value-type="string" office:value="There is a suspicious person in the park.">
            <text:p>There is a suspicious person in the p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示す">
            <text:p>示す</text:p>
          </table:table-cell>
          <table:table-cell office:value-type="string" office:value="しめす">
            <text:p>しめす</text:p>
          </table:table-cell>
          <table:table-cell office:value-type="string" office:value="show, indicate">
            <text:p>show, indica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あのプレゼンテーションは彼女の能力が高いことを示していた。">
            <text:p>あのプレゼンテーションは彼女の能力が高いことを示していた。</text:p>
          </table:table-cell>
          <table:table-cell office:value-type="string" office:value="あの プレゼンテーション は かのじょ の のうりょく が たかい こと を しめして いた。">
            <text:p>あの プレゼンテーション は かのじょ の のうりょく が たかい こと を しめして いた。</text:p>
          </table:table-cell>
          <table:table-cell office:value-type="string" office:value="That presentation demonstrates her strong capabilities.">
            <text:p>That presentation demonstrates her strong capabilities.</text:p>
          </table:table-cell>
          <table:table-cell office:value-type="string" office:value="その事件は、この地域が安全ではないことを示しています。">
            <text:p>その事件は、この地域が安全ではないことを示しています。</text:p>
          </table:table-cell>
          <table:table-cell office:value-type="string" office:value="その じけん は、この ちいき が あんぜん で は ない こと を しめして います。">
            <text:p>その じけん は、この ちいき が あんぜん で は ない こと を しめして います。</text:p>
          </table:table-cell>
          <table:table-cell office:value-type="string" office:value="The incident indicates that this area is not safe.">
            <text:p>The incident indicates that this area is not sa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っぷり">
            <text:p>たっぷり</text:p>
          </table:table-cell>
          <table:table-cell office:value-type="string" office:value="たっぷり">
            <text:p>たっぷり</text:p>
          </table:table-cell>
          <table:table-cell office:value-type="string" office:value="fully, amply">
            <text:p>fully, amp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たっぷりとマッサージしてもらいました。">
            <text:p>たっぷりとマッサージしてもらいました。</text:p>
          </table:table-cell>
          <table:table-cell office:value-type="string" office:value="たっぷり と マッサージ して もらいました。">
            <text:p>たっぷり と マッサージ して もらいました。</text:p>
          </table:table-cell>
          <table:table-cell office:value-type="string" office:value="I got a full massage.">
            <text:p>I got a full massage.</text:p>
          </table:table-cell>
          <table:table-cell office:value-type="string" office:value="お鍋にたっぷりお湯を入れてください。">
            <text:p>お鍋にたっぷりお湯を入れてください。</text:p>
          </table:table-cell>
          <table:table-cell office:value-type="string" office:value="おなべ に たっぷり おゆ を いれて ください。">
            <text:p>おなべ に たっぷり おゆ を いれて ください。</text:p>
          </table:table-cell>
          <table:table-cell office:value-type="string" office:value="Please pour plenty of hot water into the pot.">
            <text:p>Please pour plenty of hot water into the p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早速">
            <text:p>早速</text:p>
          </table:table-cell>
          <table:table-cell office:value-type="string" office:value="さっそく">
            <text:p>さっそく</text:p>
          </table:table-cell>
          <table:table-cell office:value-type="string" office:value="immediately, right away">
            <text:p>immediately, right awa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では早速書類をお送りします。">
            <text:p>では早速書類をお送りします。</text:p>
          </table:table-cell>
          <table:table-cell office:value-type="string" office:value="では さっそく しょるい を おおくりします。">
            <text:p>では さっそく しょるい を おおくりします。</text:p>
          </table:table-cell>
          <table:table-cell office:value-type="string" office:value="I will send the documents immediately.">
            <text:p>I will send the documents immediately.</text:p>
          </table:table-cell>
          <table:table-cell office:value-type="string" office:value="新しいお店に早速行ってきました。">
            <text:p>新しいお店に早速行ってきました。</text:p>
          </table:table-cell>
          <table:table-cell office:value-type="string" office:value="あたらしい おみせ に さっそく いって きました。">
            <text:p>あたらしい おみせ に さっそく いって きました。</text:p>
          </table:table-cell>
          <table:table-cell office:value-type="string" office:value="I went to the new shop right away.">
            <text:p>I went to the new shop right a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偶然">
            <text:p>偶然</text:p>
          </table:table-cell>
          <table:table-cell office:value-type="string" office:value="ぐうぜん">
            <text:p>ぐうぜん</text:p>
          </table:table-cell>
          <table:table-cell office:value-type="string" office:value="by chance, coincidence">
            <text:p>by chance, coincidenc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街で偶然友人に会いました。">
            <text:p>街で偶然友人に会いました。</text:p>
          </table:table-cell>
          <table:table-cell office:value-type="string" office:value="まち で ぐうぜん ゆうじん に あいました。">
            <text:p>まち で ぐうぜん ゆうじん に あいました。</text:p>
          </table:table-cell>
          <table:table-cell office:value-type="string" office:value="I ran into a friend of mine in the town.">
            <text:p>I ran into a friend of mine in the town.</text:p>
          </table:table-cell>
          <table:table-cell office:value-type="string" office:value="私たち、誕生日が同じだなんて偶然ですね。">
            <text:p>私たち、誕生日が同じだなんて偶然ですね。</text:p>
          </table:table-cell>
          <table:table-cell office:value-type="string" office:value="わたし たち、たんじょうび が おなじ だ なんて ぐうぜん です ね。">
            <text:p>わたし たち、たんじょうび が おなじ だ なんて ぐうぜん です ね。</text:p>
          </table:table-cell>
          <table:table-cell office:value-type="string" office:value="It's a coincidence that our birthdays are same.">
            <text:p>It's a coincidence that our birthdays are s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続き">
            <text:p>続き</text:p>
          </table:table-cell>
          <table:table-cell office:value-type="string" office:value="つづき">
            <text:p>つづき</text:p>
          </table:table-cell>
          <table:table-cell office:value-type="string" office:value="continuation, sequel">
            <text:p>continuation, sequ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話の続きは電話でしましょう。">
            <text:p>話の続きは電話でしましょう。</text:p>
          </table:table-cell>
          <table:table-cell office:value-type="string" office:value="はなし の つづき は でんわ で しましょう。">
            <text:p>はなし の つづき は でんわ で しましょう。</text:p>
          </table:table-cell>
          <table:table-cell office:value-type="string" office:value="Let's continue this conversation on the phone.">
            <text:p>Let's continue this conversation on the phone.</text:p>
          </table:table-cell>
          <table:table-cell office:value-type="string" office:value="続きは来週やりましょう。">
            <text:p>続きは来週やりましょう。</text:p>
          </table:table-cell>
          <table:table-cell office:value-type="string" office:value="つづき は らいしゅう やりましょう。">
            <text:p>つづき は らいしゅう やりましょう。</text:p>
          </table:table-cell>
          <table:table-cell office:value-type="string" office:value="Let's continue next week.">
            <text:p>Let's continue nex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計">
            <text:p>合計</text:p>
          </table:table-cell>
          <table:table-cell office:value-type="string" office:value="ごうけい">
            <text:p>ごうけい</text:p>
          </table:table-cell>
          <table:table-cell office:value-type="string" office:value="sum, total">
            <text:p>sum, total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合計金額を計算してください。">
            <text:p>合計金額を計算してください。</text:p>
          </table:table-cell>
          <table:table-cell office:value-type="string" office:value="ごうけい きんがく を けいさん して ください。">
            <text:p>ごうけい きんがく を けいさん して ください。</text:p>
          </table:table-cell>
          <table:table-cell office:value-type="string" office:value="Please calculate the total amount of money.">
            <text:p>Please calculate the total amount of money.</text:p>
          </table:table-cell>
          <table:table-cell office:value-type="string" office:value="合計で5,400円になります。">
            <text:p>合計で5,400円になります。</text:p>
          </table:table-cell>
          <table:table-cell office:value-type="string" office:value="ごうけい で 5,400 えん に なります。">
            <text:p>ごうけい で 5,400 えん に なります。</text:p>
          </table:table-cell>
          <table:table-cell office:value-type="string" office:value="The total comes to 5,400 yen.">
            <text:p>The total comes to 5,400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傷">
            <text:p>傷</text:p>
          </table:table-cell>
          <table:table-cell office:value-type="string" office:value="きず">
            <text:p>きず</text:p>
          </table:table-cell>
          <table:table-cell office:value-type="string" office:value="wound, scar">
            <text:p>wound, sc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足の傷が痛みます。">
            <text:p>足の傷が痛みます。</text:p>
          </table:table-cell>
          <table:table-cell office:value-type="string" office:value="あし の きず が いたみます。">
            <text:p>あし の きず が いたみます。</text:p>
          </table:table-cell>
          <table:table-cell office:value-type="string" office:value="The wound in my foot hurts.">
            <text:p>The wound in my foot hurts.</text:p>
          </table:table-cell>
          <table:table-cell office:value-type="string" office:value="この傷はなかなか治りません。">
            <text:p>この傷はなかなか治りません。</text:p>
          </table:table-cell>
          <table:table-cell office:value-type="string" office:value="この きず は なかなか なおりません。">
            <text:p>この きず は なかなか なおりません。</text:p>
          </table:table-cell>
          <table:table-cell office:value-type="string" office:value="This wound is taking forever to heal.">
            <text:p>This wound is taking forever to he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面倒">
            <text:p>面倒</text:p>
          </table:table-cell>
          <table:table-cell office:value-type="string" office:value="めんどう">
            <text:p>めんどう</text:p>
          </table:table-cell>
          <table:table-cell office:value-type="string" office:value="troublesome, difficult">
            <text:p>troublesome, difficul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会社で面倒なことが起こったの。">
            <text:p>会社で面倒なことが起こったの。</text:p>
          </table:table-cell>
          <table:table-cell office:value-type="string" office:value="かいしゃ で めんどうな こと が おこった の。">
            <text:p>かいしゃ で めんどうな こと が おこった の。</text:p>
          </table:table-cell>
          <table:table-cell office:value-type="string" office:value="There was some trouble at the office.">
            <text:p>There was some trouble at the office.</text:p>
          </table:table-cell>
          <table:table-cell office:value-type="string" office:value="ここからまた会社に戻るのは面倒です。">
            <text:p>ここからまた会社に戻るのは面倒です。</text:p>
          </table:table-cell>
          <table:table-cell office:value-type="string" office:value="ここ から また かいしゃ に もどる の は めんどう です。">
            <text:p>ここ から また かいしゃ に もどる の は めんどう です。</text:p>
          </table:table-cell>
          <table:table-cell office:value-type="string" office:value="It's a pain to go back to the office again from here.">
            <text:p>It's a pain to go back to the office again from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具合">
            <text:p>具合</text:p>
          </table:table-cell>
          <table:table-cell office:value-type="string" office:value="ぐあい">
            <text:p>ぐあい</text:p>
          </table:table-cell>
          <table:table-cell office:value-type="string" office:value="condition, health">
            <text:p>condition, heal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体の具合が悪いです。">
            <text:p>今日は体の具合が悪いです。</text:p>
          </table:table-cell>
          <table:table-cell office:value-type="string" office:value="きょう は からだ の ぐあい が わるい です。">
            <text:p>きょう は からだ の ぐあい が わるい です。</text:p>
          </table:table-cell>
          <table:table-cell office:value-type="string" office:value="I'm not feeling well today.">
            <text:p>I'm not feeling well today.</text:p>
          </table:table-cell>
          <table:table-cell office:value-type="string" office:value="今日は具合はどうですか。">
            <text:p>今日は具合はどうですか。</text:p>
          </table:table-cell>
          <table:table-cell office:value-type="string" office:value="きょう は ぐあい は どう です か。">
            <text:p>きょう は ぐあい は どう です か。</text:p>
          </table:table-cell>
          <table:table-cell office:value-type="string" office:value="How's your condition today?">
            <text:p>How's your condition toda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止">
            <text:p>中止</text:p>
          </table:table-cell>
          <table:table-cell office:value-type="string" office:value="ちゅうし">
            <text:p>ちゅうし</text:p>
          </table:table-cell>
          <table:table-cell office:value-type="string" office:value="suspension, cancellation">
            <text:p>suspension, cancell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雨で運動会が中止になったの。">
            <text:p>雨で運動会が中止になったの。</text:p>
          </table:table-cell>
          <table:table-cell office:value-type="string" office:value="あめ で うんどうかい が ちゅうし に なった の。">
            <text:p>あめ で うんどうかい が ちゅうし に なった の。</text:p>
          </table:table-cell>
          <table:table-cell office:value-type="string" office:value="The sports day has been canceled due to the rain.">
            <text:p>The sports day has been canceled due to the rain.</text:p>
          </table:table-cell>
          <table:table-cell office:value-type="string" office:value="なお、雨の場合は中止です。">
            <text:p>なお、雨の場合は中止です。</text:p>
          </table:table-cell>
          <table:table-cell office:value-type="string" office:value="なお、あめ の ばあい は ちゅうし です。">
            <text:p>なお、あめ の ばあい は ちゅうし です。</text:p>
          </table:table-cell>
          <table:table-cell office:value-type="string" office:value="Moreover, it will be canceled in the event of rain.">
            <text:p>Moreover, it will be canceled in the event of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続き">
            <text:p>手続き</text:p>
          </table:table-cell>
          <table:table-cell office:value-type="string" office:value="てつづき">
            <text:p>てつづき</text:p>
          </table:table-cell>
          <table:table-cell office:value-type="string" office:value="procedure, proceeding">
            <text:p>procedure, proceed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入国手続きが終わりました。">
            <text:p>入国手続きが終わりました。</text:p>
          </table:table-cell>
          <table:table-cell office:value-type="string" office:value="にゅうこく てつづき が おわりました。">
            <text:p>にゅうこく てつづき が おわりました。</text:p>
          </table:table-cell>
          <table:table-cell office:value-type="string" office:value="The immigration procedures are finished.">
            <text:p>The immigration procedures are finished.</text:p>
          </table:table-cell>
          <table:table-cell office:value-type="string" office:value="引っ越しをすると、いろいろ手続きが必要です。">
            <text:p>引っ越しをすると、いろいろ手続きが必要です。</text:p>
          </table:table-cell>
          <table:table-cell office:value-type="string" office:value="ひっこし を する と、いろいろ てつづき が ひつよう です。">
            <text:p>ひっこし を する と、いろいろ てつづき が ひつよう です。</text:p>
          </table:table-cell>
          <table:table-cell office:value-type="string" office:value="When we move, we need to follow various procedures.">
            <text:p>When we move, we need to follow various procedu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果">
            <text:p>結果</text:p>
          </table:table-cell>
          <table:table-cell office:value-type="string" office:value="けっか">
            <text:p>けっか</text:p>
          </table:table-cell>
          <table:table-cell office:value-type="string" office:value="result, outcome">
            <text:p>result, outco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試合の結果を早く知りたい。">
            <text:p>試合の結果を早く知りたい。</text:p>
          </table:table-cell>
          <table:table-cell office:value-type="string" office:value="しあい の けっか を はやく しりたい。">
            <text:p>しあい の けっか を はやく しりたい。</text:p>
          </table:table-cell>
          <table:table-cell office:value-type="string" office:value="I want to know the results of the game soon.">
            <text:p>I want to know the results of the game soon.</text:p>
          </table:table-cell>
          <table:table-cell office:value-type="string" office:value="これまでで最高の結果が出たよ。">
            <text:p>これまでで最高の結果が出たよ。</text:p>
          </table:table-cell>
          <table:table-cell office:value-type="string" office:value="これまで で さいこう の けっか が でた よ。">
            <text:p>これまで で さいこう の けっか が でた よ。</text:p>
          </table:table-cell>
          <table:table-cell office:value-type="string" office:value="I got my best results so far.">
            <text:p>I got my best results so f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建設">
            <text:p>建設</text:p>
          </table:table-cell>
          <table:table-cell office:value-type="string" office:value="けんせつ">
            <text:p>けんせつ</text:p>
          </table:table-cell>
          <table:table-cell office:value-type="string" office:value="construction">
            <text:p>construc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新しいビルの建設が始まった。">
            <text:p>新しいビルの建設が始まった。</text:p>
          </table:table-cell>
          <table:table-cell office:value-type="string" office:value="あたらしい ビル の けんせつ が はじまった。">
            <text:p>あたらしい ビル の けんせつ が はじまった。</text:p>
          </table:table-cell>
          <table:table-cell office:value-type="string" office:value="Construction began on the new building.">
            <text:p>Construction began on the new building.</text:p>
          </table:table-cell>
          <table:table-cell office:value-type="string" office:value="近所の人たちはマンションの建設に反対しています。">
            <text:p>近所の人たちはマンションの建設に反対しています。</text:p>
          </table:table-cell>
          <table:table-cell office:value-type="string" office:value="きんじょ の ひと たち は マンション の けんせつ に はんたい して います。">
            <text:p>きんじょ の ひと たち は マンション の けんせつ に はんたい して います。</text:p>
          </table:table-cell>
          <table:table-cell office:value-type="string" office:value="Neighbors are opposed to the apartment construction.">
            <text:p>Neighbors are opposed to the apartment constru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販売">
            <text:p>販売</text:p>
          </table:table-cell>
          <table:table-cell office:value-type="string" office:value="はんばい">
            <text:p>はんばい</text:p>
          </table:table-cell>
          <table:table-cell office:value-type="string" office:value="sale, selling">
            <text:p>sale, sell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前売券は窓口で販売しています。">
            <text:p>前売券は窓口で販売しています。</text:p>
          </table:table-cell>
          <table:table-cell office:value-type="string" office:value="まえうり けん は まどぐち で はんばい して います。">
            <text:p>まえうり けん は まどぐち で はんばい して います。</text:p>
          </table:table-cell>
          <table:table-cell office:value-type="string" office:value="Advance tickets are sold at the ticket window.">
            <text:p>Advance tickets are sold at the ticket window.</text:p>
          </table:table-cell>
          <table:table-cell office:value-type="string" office:value="その商品は販売中止になりました。">
            <text:p>その商品は販売中止になりました。</text:p>
          </table:table-cell>
          <table:table-cell office:value-type="string" office:value="その しょうひん は はんばい ちゅうし に なりました。">
            <text:p>その しょうひん は はんばい ちゅうし に なりました。</text:p>
          </table:table-cell>
          <table:table-cell office:value-type="string" office:value="Sale of the product has been discontinued.">
            <text:p>Sale of the product has been discontinu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機能">
            <text:p>機能</text:p>
          </table:table-cell>
          <table:table-cell office:value-type="string" office:value="きのう">
            <text:p>きのう</text:p>
          </table:table-cell>
          <table:table-cell office:value-type="string" office:value="function, feature">
            <text:p>function, featur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ソフトにはいろいろな機能があります。">
            <text:p>このソフトにはいろいろな機能があります。</text:p>
          </table:table-cell>
          <table:table-cell office:value-type="string" office:value="この ソフト に は いろいろな きのう が あります。">
            <text:p>この ソフト に は いろいろな きのう が あります。</text:p>
          </table:table-cell>
          <table:table-cell office:value-type="string" office:value="This software has a variety of features.">
            <text:p>This software has a variety of features.</text:p>
          </table:table-cell>
          <table:table-cell office:value-type="string" office:value="病院で、胃がよく機能していないと言われました。">
            <text:p>病院で、胃がよく機能していないと言われました。</text:p>
          </table:table-cell>
          <table:table-cell office:value-type="string" office:value="びょういん で、い が よく きのう して いない と いわれました。">
            <text:p>びょういん で、い が よく きのう して いない と いわれました。</text:p>
          </table:table-cell>
          <table:table-cell office:value-type="string" office:value="At the hospital, I was told that my stomach is not functioning well.">
            <text:p>At the hospital, I was told that my stomach is not functioning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頃">
            <text:p>頃</text:p>
          </table:table-cell>
          <table:table-cell office:value-type="string" office:value="ころ">
            <text:p>ころ</text:p>
          </table:table-cell>
          <table:table-cell office:value-type="string" office:value="time, the time when ~">
            <text:p>time, the time when ~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子供の頃、よくその公園で遊んだ。">
            <text:p>子供の頃、よくその公園で遊んだ。</text:p>
          </table:table-cell>
          <table:table-cell office:value-type="string" office:value="こども の ころ、よく その こうえん で あそんだ。">
            <text:p>こども の ころ、よく その こうえん で あそんだ。</text:p>
          </table:table-cell>
          <table:table-cell office:value-type="string" office:value="I often played in that park when I was a kid.">
            <text:p>I often played in that park when I was a kid.</text:p>
          </table:table-cell>
          <table:table-cell office:value-type="string" office:value="子供の頃は勉強が大嫌いでした。">
            <text:p>子供の頃は勉強が大嫌いでした。</text:p>
          </table:table-cell>
          <table:table-cell office:value-type="string" office:value="こども の ころ は べんきょう が だいきらい でした。">
            <text:p>こども の ころ は べんきょう が だいきらい でした。</text:p>
          </table:table-cell>
          <table:table-cell office:value-type="string" office:value="When I was a child, I hated studying so much.">
            <text:p>When I was a child, I hated studying so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中">
            <text:p>日中</text:p>
          </table:table-cell>
          <table:table-cell office:value-type="string" office:value="にっちゅう">
            <text:p>にっちゅう</text:p>
          </table:table-cell>
          <table:table-cell office:value-type="string" office:value="during the day">
            <text:p>during the 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中はずっと海で泳いでいました。">
            <text:p>日中はずっと海で泳いでいました。</text:p>
          </table:table-cell>
          <table:table-cell office:value-type="string" office:value="にっちゅう は ずっと うみ で およいで いました。">
            <text:p>にっちゅう は ずっと うみ で およいで いました。</text:p>
          </table:table-cell>
          <table:table-cell office:value-type="string" office:value="I swam in the sea all day long.">
            <text:p>I swam in the sea all day long.</text:p>
          </table:table-cell>
          <table:table-cell office:value-type="string" office:value="私は日中は家にいません。">
            <text:p>私は日中は家にいません。</text:p>
          </table:table-cell>
          <table:table-cell office:value-type="string" office:value="わたし は にっちゅう は いえ に いません。">
            <text:p>わたし は にっちゅう は いえ に いません。</text:p>
          </table:table-cell>
          <table:table-cell office:value-type="string" office:value="I'm not home during the day.">
            <text:p>I'm not home during the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後">
            <text:p>今後</text:p>
          </table:table-cell>
          <table:table-cell office:value-type="string" office:value="こんご">
            <text:p>こんご</text:p>
          </table:table-cell>
          <table:table-cell office:value-type="string" office:value="in the future, from now on">
            <text:p>in the future, from now 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後ともよろしくお願いします。">
            <text:p>今後ともよろしくお願いします。</text:p>
          </table:table-cell>
          <table:table-cell office:value-type="string" office:value="こんご とも よろしく おねがい します。">
            <text:p>こんご とも よろしく おねがい します。</text:p>
          </table:table-cell>
          <table:table-cell office:value-type="string" office:value="I look forward to working with you in the future.">
            <text:p>I look forward to working with you in the future.</text:p>
          </table:table-cell>
          <table:table-cell office:value-type="string" office:value="この国は今後、どうなってしまうんでしょう。">
            <text:p>この国は今後、どうなってしまうんでしょう。</text:p>
          </table:table-cell>
          <table:table-cell office:value-type="string" office:value="この くに は こんご、どう なって しまう ん でしょう。">
            <text:p>この くに は こんご、どう なって しまう ん でしょう。</text:p>
          </table:table-cell>
          <table:table-cell office:value-type="string" office:value="What will this country be like in the future?">
            <text:p>What will this country be like in the futur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影響">
            <text:p>影響</text:p>
          </table:table-cell>
          <table:table-cell office:value-type="string" office:value="えいきょう">
            <text:p>えいきょう</text:p>
          </table:table-cell>
          <table:table-cell office:value-type="string" office:value="influence, effect">
            <text:p>influence, effec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彼から大きな影響を受けました。">
            <text:p>私は彼から大きな影響を受けました。</text:p>
          </table:table-cell>
          <table:table-cell office:value-type="string" office:value="わたし は かれ から おおきな えいきょう を うけました。">
            <text:p>わたし は かれ から おおきな えいきょう を うけました。</text:p>
          </table:table-cell>
          <table:table-cell office:value-type="string" office:value="I was deeply influenced by him.">
            <text:p>I was deeply influenced by him.</text:p>
          </table:table-cell>
          <table:table-cell office:value-type="string" office:value="今日は台風の影響で風が強いです。">
            <text:p>今日は台風の影響で風が強いです。</text:p>
          </table:table-cell>
          <table:table-cell office:value-type="string" office:value="きょう は たいふう の えいきょう で かぜ が つよい です。">
            <text:p>きょう は たいふう の えいきょう で かぜ が つよい です。</text:p>
          </table:table-cell>
          <table:table-cell office:value-type="string" office:value="Today it's very windy due to the influence of the typhoon.">
            <text:p>Today it's very windy due to the influence of the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野">
            <text:p>分野</text:p>
          </table:table-cell>
          <table:table-cell office:value-type="string" office:value="ぶんや">
            <text:p>ぶんや</text:p>
          </table:table-cell>
          <table:table-cell office:value-type="string" office:value="field, area">
            <text:p>field, are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音楽は彼の得意な分野です。">
            <text:p>音楽は彼の得意な分野です。</text:p>
          </table:table-cell>
          <table:table-cell office:value-type="string" office:value="おんがく は かれ の とくいな ぶんや です。">
            <text:p>おんがく は かれ の とくいな ぶんや です。</text:p>
          </table:table-cell>
          <table:table-cell office:value-type="string" office:value="Music is his field of specialty.">
            <text:p>Music is his field of specialty.</text:p>
          </table:table-cell>
          <table:table-cell office:value-type="string" office:value="私は、ほかの分野で働いたことがありません。">
            <text:p>私は、ほかの分野で働いたことがありません。</text:p>
          </table:table-cell>
          <table:table-cell office:value-type="string" office:value="わたし は、ほか の ぶんや で はたらいた こと が ありません。">
            <text:p>わたし は、ほか の ぶんや で はたらいた こと が ありません。</text:p>
          </table:table-cell>
          <table:table-cell office:value-type="string" office:value="I've never worked in other fields.">
            <text:p>I've never worked in other fiel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関する">
            <text:p>関する</text:p>
          </table:table-cell>
          <table:table-cell office:value-type="string" office:value="かんする">
            <text:p>かんする</text:p>
          </table:table-cell>
          <table:table-cell office:value-type="string" office:value="relate to, regarding">
            <text:p>relate to, regardi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問題に関する記事を読みました。">
            <text:p>その問題に関する記事を読みました。</text:p>
          </table:table-cell>
          <table:table-cell office:value-type="string" office:value="その もんだい に かんする きじ を よみました。">
            <text:p>その もんだい に かんする きじ を よみました。</text:p>
          </table:table-cell>
          <table:table-cell office:value-type="string" office:value="I read an article regarding that problem.">
            <text:p>I read an article regarding that problem.</text:p>
          </table:table-cell>
          <table:table-cell office:value-type="string" office:value="この計画に関して、何か意見はありますか。">
            <text:p>この計画に関して、何か意見はありますか。</text:p>
          </table:table-cell>
          <table:table-cell office:value-type="string" office:value="この けいかく に かんして、なに か いけん は あります か。">
            <text:p>この けいかく に かんして、なに か いけん は あります か。</text:p>
          </table:table-cell>
          <table:table-cell office:value-type="string" office:value="Do you have opinions regarding this plan?">
            <text:p>Do you have opinions regarding this pla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状態">
            <text:p>状態</text:p>
          </table:table-cell>
          <table:table-cell office:value-type="string" office:value="じょうたい">
            <text:p>じょうたい</text:p>
          </table:table-cell>
          <table:table-cell office:value-type="string" office:value="state, condition">
            <text:p>state, condi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道の状態がとても悪いです。">
            <text:p>ここは道の状態がとても悪いです。</text:p>
          </table:table-cell>
          <table:table-cell office:value-type="string" office:value="ここ は みち の じょうたい が とても わるい です。">
            <text:p>ここ は みち の じょうたい が とても わるい です。</text:p>
          </table:table-cell>
          <table:table-cell office:value-type="string" office:value="The road here is in a very bad condition.">
            <text:p>The road here is in a very bad condition.</text:p>
          </table:table-cell>
          <table:table-cell office:value-type="string" office:value="祖父の健康状態はあまりよくありません。">
            <text:p>祖父の健康状態はあまりよくありません。</text:p>
          </table:table-cell>
          <table:table-cell office:value-type="string" office:value="そふ の けんこう じょうたい は あまり よく ありません。">
            <text:p>そふ の けんこう じょうたい は あまり よく ありません。</text:p>
          </table:table-cell>
          <table:table-cell office:value-type="string" office:value="My grandfather's health condition is not very good.">
            <text:p>My grandfather's health condition is not very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価格">
            <text:p>価格</text:p>
          </table:table-cell>
          <table:table-cell office:value-type="string" office:value="かかく">
            <text:p>かかく</text:p>
          </table:table-cell>
          <table:table-cell office:value-type="string" office:value="price, value">
            <text:p>price, valu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ガソリンの価格がどんどん上がっている。">
            <text:p>ガソリンの価格がどんどん上がっている。</text:p>
          </table:table-cell>
          <table:table-cell office:value-type="string" office:value="ガソリン の かかく が どんどん あがって いる。">
            <text:p>ガソリン の かかく が どんどん あがって いる。</text:p>
          </table:table-cell>
          <table:table-cell office:value-type="string" office:value="The price of gasoline keeps going up fast.">
            <text:p>The price of gasoline keeps going up fast.</text:p>
          </table:table-cell>
          <table:table-cell office:value-type="string" office:value="この地域は土地の価格が下がっています。">
            <text:p>この地域は土地の価格が下がっています。</text:p>
          </table:table-cell>
          <table:table-cell office:value-type="string" office:value="この ちいき は とち の かかく が さがって います。">
            <text:p>この ちいき は とち の かかく が さがって います。</text:p>
          </table:table-cell>
          <table:table-cell office:value-type="string" office:value="The price of land in this area is going down.">
            <text:p>The price of land in this area is going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姿">
            <text:p>姿</text:p>
          </table:table-cell>
          <table:table-cell office:value-type="string" office:value="すがた">
            <text:p>すがた</text:p>
          </table:table-cell>
          <table:table-cell office:value-type="string" office:value="figure, appearance">
            <text:p>figure, appeara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遠くに彼女の姿が見えた。">
            <text:p>遠くに彼女の姿が見えた。</text:p>
          </table:table-cell>
          <table:table-cell office:value-type="string" office:value="とおく に かのじょ の すがた が みえた。">
            <text:p>とおく に かのじょ の すがた が みえた。</text:p>
          </table:table-cell>
          <table:table-cell office:value-type="string" office:value="I saw her figure from a distance.">
            <text:p>I saw her figure from a distance.</text:p>
          </table:table-cell>
          <table:table-cell office:value-type="string" office:value="彼は急に姿を消した。">
            <text:p>彼は急に姿を消した。</text:p>
          </table:table-cell>
          <table:table-cell office:value-type="string" office:value="かれ は きゅう に すがた を けした。">
            <text:p>かれ は きゅう に すがた を けした。</text:p>
          </table:table-cell>
          <table:table-cell office:value-type="string" office:value="He suddenly disappeared.">
            <text:p>He suddenly disappea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期待">
            <text:p>期待</text:p>
          </table:table-cell>
          <table:table-cell office:value-type="string" office:value="きたい">
            <text:p>きたい</text:p>
          </table:table-cell>
          <table:table-cell office:value-type="string" office:value="expectation, anticipation">
            <text:p>expectation, anticip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みんな私たちに期待しています。">
            <text:p>みんな私たちに期待しています。</text:p>
          </table:table-cell>
          <table:table-cell office:value-type="string" office:value="みんな わたし たち に きたい して います。">
            <text:p>みんな わたし たち に きたい して います。</text:p>
          </table:table-cell>
          <table:table-cell office:value-type="string" office:value="Everyone has high expectations of us.">
            <text:p>Everyone has high expectations of us.</text:p>
          </table:table-cell>
          <table:table-cell office:value-type="string" office:value="私にはみんなの期待が重過ぎました。">
            <text:p>私にはみんなの期待が重過ぎました。</text:p>
          </table:table-cell>
          <table:table-cell office:value-type="string" office:value="わたし に は みんな の きたい が おもすぎ ました。">
            <text:p>わたし に は みんな の きたい が おもすぎ ました。</text:p>
          </table:table-cell>
          <table:table-cell office:value-type="string" office:value="Everybody's expectation weighed me down too much.">
            <text:p>Everybody's expectation weighed me down too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除く">
            <text:p>除く</text:p>
          </table:table-cell>
          <table:table-cell office:value-type="string" office:value="のぞく">
            <text:p>のぞく</text:p>
          </table:table-cell>
          <table:table-cell office:value-type="string" office:value="remove, exclude">
            <text:p>remove, exclud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部長を除く全員が土曜日も働いた。">
            <text:p>部長を除く全員が土曜日も働いた。</text:p>
          </table:table-cell>
          <table:table-cell office:value-type="string" office:value="ぶちょう を のぞく ぜんいん が どようび も はたらいた。">
            <text:p>ぶちょう を のぞく ぜんいん が どようび も はたらいた。</text:p>
          </table:table-cell>
          <table:table-cell office:value-type="string" office:value="Everyone except for the director worked on Saturday.">
            <text:p>Everyone except for the director worked on Saturday.</text:p>
          </table:table-cell>
          <table:table-cell office:value-type="string" office:value="週末を除くと、家族といる時間がほとんどありません。">
            <text:p>週末を除くと、家族といる時間がほとんどありません。</text:p>
          </table:table-cell>
          <table:table-cell office:value-type="string" office:value="しゅうまつ を のぞく と、かぞく と いる じかん が ほとんど ありません。">
            <text:p>しゅうまつ を のぞく と、かぞく と いる じかん が ほとんど ありません。</text:p>
          </table:table-cell>
          <table:table-cell office:value-type="string" office:value="Excluding weekends, I hardly spend time with my family.">
            <text:p>Excluding weekends, I hardly spend time with my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般">
            <text:p>一般</text:p>
          </table:table-cell>
          <table:table-cell office:value-type="string" office:value="いっぱん">
            <text:p>いっぱん</text:p>
          </table:table-cell>
          <table:table-cell office:value-type="string" office:value="general, common">
            <text:p>general, comm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般の方はこちらの席へどうぞ。">
            <text:p>一般の方はこちらの席へどうぞ。</text:p>
          </table:table-cell>
          <table:table-cell office:value-type="string" office:value="いっぱん の かた は こちら の せき へ どうぞ。">
            <text:p>いっぱん の かた は こちら の せき へ どうぞ。</text:p>
          </table:table-cell>
          <table:table-cell office:value-type="string" office:value="General seating is over here.">
            <text:p>General seating is over here.</text:p>
          </table:table-cell>
          <table:table-cell office:value-type="string" office:value="その車は一般市民には高いです。">
            <text:p>その車は一般市民には高いです。</text:p>
          </table:table-cell>
          <table:table-cell office:value-type="string" office:value="その くるま は いっぱん しみん に は たかい です。">
            <text:p>その くるま は いっぱん しみん に は たかい です。</text:p>
          </table:table-cell>
          <table:table-cell office:value-type="string" office:value="The car is expensive for the general public.">
            <text:p>The car is expensive for the general publ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表現">
            <text:p>表現</text:p>
          </table:table-cell>
          <table:table-cell office:value-type="string" office:value="ひょうげん">
            <text:p>ひょうげん</text:p>
          </table:table-cell>
          <table:table-cell office:value-type="string" office:value="expression">
            <text:p>express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歌で自分の気持ちを表現した。">
            <text:p>彼は歌で自分の気持ちを表現した。</text:p>
          </table:table-cell>
          <table:table-cell office:value-type="string" office:value="かれ は うた で じぶん の きもち を ひょうげん した。">
            <text:p>かれ は うた で じぶん の きもち を ひょうげん した。</text:p>
          </table:table-cell>
          <table:table-cell office:value-type="string" office:value="He expressed his feelings in a song.">
            <text:p>He expressed his feelings in a song.</text:p>
          </table:table-cell>
          <table:table-cell office:value-type="string" office:value="今の気持ちにぴったりの表現が見つかりません。">
            <text:p>今の気持ちにぴったりの表現が見つかりません。</text:p>
          </table:table-cell>
          <table:table-cell office:value-type="string" office:value="いま の きもち に ぴったり の ひょうげん が みつかりません。">
            <text:p>いま の きもち に ぴったり の ひょうげん が みつかりません。</text:p>
          </table:table-cell>
          <table:table-cell office:value-type="string" office:value="I can't find a fitting expression for my current feeling.">
            <text:p>I can't find a fitting expression for my current fee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完成">
            <text:p>完成</text:p>
          </table:table-cell>
          <table:table-cell office:value-type="string" office:value="かんせい">
            <text:p>かんせい</text:p>
          </table:table-cell>
          <table:table-cell office:value-type="string" office:value="completion, finish making or building something">
            <text:p>completion, finish making or building someth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新しいホームページが完成した。">
            <text:p>新しいホームページが完成した。</text:p>
          </table:table-cell>
          <table:table-cell office:value-type="string" office:value="あたらしい ホームページ が かんせい した。">
            <text:p>あたらしい ホームページ が かんせい した。</text:p>
          </table:table-cell>
          <table:table-cell office:value-type="string" office:value="Our new home page is now complete.">
            <text:p>Our new home page is now complete.</text:p>
          </table:table-cell>
          <table:table-cell office:value-type="string" office:value="全体の80パーセントが完成しました。">
            <text:p>全体の80パーセントが完成しました。</text:p>
          </table:table-cell>
          <table:table-cell office:value-type="string" office:value="ぜんたい の 80 パーセント が かんせい しました。">
            <text:p>ぜんたい の 80 パーセント が かんせい しました。</text:p>
          </table:table-cell>
          <table:table-cell office:value-type="string" office:value="80 percent of the total has been completed.">
            <text:p>80 percent of the total has been comple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変化">
            <text:p>変化</text:p>
          </table:table-cell>
          <table:table-cell office:value-type="string" office:value="へんか">
            <text:p>へんか</text:p>
          </table:table-cell>
          <table:table-cell office:value-type="string" office:value="change, alteration">
            <text:p>change, alte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年は変化の多い年でした。">
            <text:p>今年は変化の多い年でした。</text:p>
          </table:table-cell>
          <table:table-cell office:value-type="string" office:value="ことし は へんか の おおい とし でした。">
            <text:p>ことし は へんか の おおい とし でした。</text:p>
          </table:table-cell>
          <table:table-cell office:value-type="string" office:value="There was a lot of change this year.">
            <text:p>There was a lot of change this year.</text:p>
          </table:table-cell>
          <table:table-cell office:value-type="string" office:value="今週は気温の変化が激しいです。">
            <text:p>今週は気温の変化が激しいです。</text:p>
          </table:table-cell>
          <table:table-cell office:value-type="string" office:value="こんしゅう は きおん の へんか が はげしい です。">
            <text:p>こんしゅう は きおん の へんか が はげしい です。</text:p>
          </table:table-cell>
          <table:table-cell office:value-type="string" office:value="The temperature this week has been considerably fluctuating.">
            <text:p>The temperature this week has been considerably fluctua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参加">
            <text:p>参加</text:p>
          </table:table-cell>
          <table:table-cell office:value-type="string" office:value="さんか">
            <text:p>さんか</text:p>
          </table:table-cell>
          <table:table-cell office:value-type="string" office:value="participation">
            <text:p>particip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明日は市民マラソンに参加します。">
            <text:p>明日は市民マラソンに参加します。</text:p>
          </table:table-cell>
          <table:table-cell office:value-type="string" office:value="あす は しみん マラソン に さんか します。">
            <text:p>あす は しみん マラソン に さんか します。</text:p>
          </table:table-cell>
          <table:table-cell office:value-type="string" office:value="I'll participate in the citizen marathon tomorrow.">
            <text:p>I'll participate in the citizen marathon tomorrow.</text:p>
          </table:table-cell>
          <table:table-cell office:value-type="string" office:value="彼女はデモに参加したよ。">
            <text:p>彼女はデモに参加したよ。</text:p>
          </table:table-cell>
          <table:table-cell office:value-type="string" office:value="かのじょ は デモ に さんか した よ。">
            <text:p>かのじょ は デモ に さんか した よ。</text:p>
          </table:table-cell>
          <table:table-cell office:value-type="string" office:value="She participated in the demonstration.">
            <text:p>She participated in the demonst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土地">
            <text:p>土地</text:p>
          </table:table-cell>
          <table:table-cell office:value-type="string" office:value="とち">
            <text:p>とち</text:p>
          </table:table-cell>
          <table:table-cell office:value-type="string" office:value="land">
            <text:p>l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父の土地です。">
            <text:p>ここは父の土地です。</text:p>
          </table:table-cell>
          <table:table-cell office:value-type="string" office:value="ここ は ちち の とち です。">
            <text:p>ここ は ちち の とち です。</text:p>
          </table:table-cell>
          <table:table-cell office:value-type="string" office:value="This is my father's land.">
            <text:p>This is my father's land.</text:p>
          </table:table-cell>
          <table:table-cell office:value-type="string" office:value="この地域は土地の価格が下がっています。">
            <text:p>この地域は土地の価格が下がっています。</text:p>
          </table:table-cell>
          <table:table-cell office:value-type="string" office:value="この ちいき は とち の かかく が さがって います。">
            <text:p>この ちいき は とち の かかく が さがって います。</text:p>
          </table:table-cell>
          <table:table-cell office:value-type="string" office:value="The price of land in this area is going down.">
            <text:p>The price of land in this area is going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検討">
            <text:p>検討</text:p>
          </table:table-cell>
          <table:table-cell office:value-type="string" office:value="けんとう">
            <text:p>けんとう</text:p>
          </table:table-cell>
          <table:table-cell office:value-type="string" office:value="examination and consideration">
            <text:p>examination and conside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中にこの問題を検討してください。">
            <text:p>今日中にこの問題を検討してください。</text:p>
          </table:table-cell>
          <table:table-cell office:value-type="string" office:value="きょう じゅう に この もんだい を けんとう して ください。">
            <text:p>きょう じゅう に この もんだい を けんとう して ください。</text:p>
          </table:table-cell>
          <table:table-cell office:value-type="string" office:value="Please examine and consider this problem by the end of the day.">
            <text:p>Please examine and consider this problem by the end of the day.</text:p>
          </table:table-cell>
          <table:table-cell office:value-type="string" office:value="今、家を買うか検討中です。">
            <text:p>今、家を買うか検討中です。</text:p>
          </table:table-cell>
          <table:table-cell office:value-type="string" office:value="いま、いえ を かう か けんとう ちゅう です。">
            <text:p>いま、いえ を かう か けんとう ちゅう です。</text:p>
          </table:table-cell>
          <table:table-cell office:value-type="string" office:value="We are considering buying a house.">
            <text:p>We are considering buying a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始">
            <text:p>開始</text:p>
          </table:table-cell>
          <table:table-cell office:value-type="string" office:value="かいし">
            <text:p>かいし</text:p>
          </table:table-cell>
          <table:table-cell office:value-type="string" office:value="beginning">
            <text:p>beginn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運動会は9時開始です。">
            <text:p>運動会は9時開始です。</text:p>
          </table:table-cell>
          <table:table-cell office:value-type="string" office:value="うんどうかい は 9 じ かいし です。">
            <text:p>うんどうかい は 9 じ かいし です。</text:p>
          </table:table-cell>
          <table:table-cell office:value-type="string" office:value="The sports festival begins at nine o'clock.">
            <text:p>The sports festival begins at nine o'clock.</text:p>
          </table:table-cell>
          <table:table-cell office:value-type="string" office:value="私たちはツアーの開始時間に間に合いませんでした。">
            <text:p>私たちはツアーの開始時間に間に合いませんでした。</text:p>
          </table:table-cell>
          <table:table-cell office:value-type="string" office:value="わたし たち は ツアー の かいし じかん に まにあいません でした。">
            <text:p>わたし たち は ツアー の かいし じかん に まにあいません でした。</text:p>
          </table:table-cell>
          <table:table-cell office:value-type="string" office:value="We didn't make it for the starting time of the tour.">
            <text:p>We didn't make it for the starting time of the t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備える">
            <text:p>備える</text:p>
          </table:table-cell>
          <table:table-cell office:value-type="string" office:value="そなえる">
            <text:p>そなえる</text:p>
          </table:table-cell>
          <table:table-cell office:value-type="string" office:value="provide for, prepare for">
            <text:p>provide for, prepare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災害に備えて大量の水を買い込んだ。">
            <text:p>災害に備えて大量の水を買い込んだ。</text:p>
          </table:table-cell>
          <table:table-cell office:value-type="string" office:value="さいがい に そなえて たいりょう の みず を かいこんだ。">
            <text:p>さいがい に そなえて たいりょう の みず を かいこんだ。</text:p>
          </table:table-cell>
          <table:table-cell office:value-type="string" office:value="I bought a large quantity of water to prepare for disasters.">
            <text:p>I bought a large quantity of water to prepare for disasters.</text:p>
          </table:table-cell>
          <table:table-cell office:value-type="string" office:value="弟は試験に備えて毎晩遅くまで勉強しています。">
            <text:p>弟は試験に備えて毎晩遅くまで勉強しています。</text:p>
          </table:table-cell>
          <table:table-cell office:value-type="string" office:value="おとうと は しけん に そなえて まいばん おそく まで べんきょう して います。">
            <text:p>おとうと は しけん に そなえて まいばん おそく まで べんきょう して います。</text:p>
          </table:table-cell>
          <table:table-cell office:value-type="string" office:value="My younger brother has been up late studying every day to prepare for the exam.">
            <text:p>My younger brother has been up late studying every day to prepare for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内容">
            <text:p>内容</text:p>
          </table:table-cell>
          <table:table-cell office:value-type="string" office:value="ないよう">
            <text:p>ないよう</text:p>
          </table:table-cell>
          <table:table-cell office:value-type="string" office:value="content">
            <text:p>cont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本の内容を説明してください。">
            <text:p>この本の内容を説明してください。</text:p>
          </table:table-cell>
          <table:table-cell office:value-type="string" office:value="この ほん の ないよう を せつめい して ください。">
            <text:p>この ほん の ないよう を せつめい して ください。</text:p>
          </table:table-cell>
          <table:table-cell office:value-type="string" office:value="Please explain the content of this book.">
            <text:p>Please explain the content of this book.</text:p>
          </table:table-cell>
          <table:table-cell office:value-type="string" office:value="授業の内容が難しくて付いていけません。">
            <text:p>授業の内容が難しくて付いていけません。</text:p>
          </table:table-cell>
          <table:table-cell office:value-type="string" office:value="じゅぎょう の ないよう が むずかしくて ついて いけません。">
            <text:p>じゅぎょう の ないよう が むずかしくて ついて いけません。</text:p>
          </table:table-cell>
          <table:table-cell office:value-type="string" office:value="The content of the class is so difficult that I can't keep up.">
            <text:p>The content of the class is so difficult that I can't keep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与える">
            <text:p>与える</text:p>
          </table:table-cell>
          <table:table-cell office:value-type="string" office:value="あたえる">
            <text:p>あたえる</text:p>
          </table:table-cell>
          <table:table-cell office:value-type="string" office:value="give (formal)">
            <text:p>give (formal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ニュースは彼に大きなショックを与えた。">
            <text:p>そのニュースは彼に大きなショックを与えた。</text:p>
          </table:table-cell>
          <table:table-cell office:value-type="string" office:value="その ニュース は かれ に おおきな ショック を あたえた。">
            <text:p>その ニュース は かれ に おおきな ショック を あたえた。</text:p>
          </table:table-cell>
          <table:table-cell office:value-type="string" office:value="The news gave him a great shock.">
            <text:p>The news gave him a great shock.</text:p>
          </table:table-cell>
          <table:table-cell office:value-type="string" office:value="その先生は生徒に大きな影響を与えました。">
            <text:p>その先生は生徒に大きな影響を与えました。</text:p>
          </table:table-cell>
          <table:table-cell office:value-type="string" office:value="その せんせい は せいと に おおきな えいきょう を あたえました。">
            <text:p>その せんせい は せいと に おおきな えいきょう を あたえました。</text:p>
          </table:table-cell>
          <table:table-cell office:value-type="string" office:value="The teacher had a big influence on the students.">
            <text:p>The teacher had a big influence on the stud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広がる">
            <text:p>広がる</text:p>
          </table:table-cell>
          <table:table-cell office:value-type="string" office:value="ひろがる">
            <text:p>ひろがる</text:p>
          </table:table-cell>
          <table:table-cell office:value-type="string" office:value="spread out, extend">
            <text:p>spread out, exte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留学してから私の世界が広がった。">
            <text:p>留学してから私の世界が広がった。</text:p>
          </table:table-cell>
          <table:table-cell office:value-type="string" office:value="りゅうがく して から わたし の せかい が ひろがった。">
            <text:p>りゅうがく して から わたし の せかい が ひろがった。</text:p>
          </table:table-cell>
          <table:table-cell office:value-type="string" office:value="My world expanded after studying abroad.">
            <text:p>My world expanded after studying abroad.</text:p>
          </table:table-cell>
          <table:table-cell office:value-type="string" office:value="そのホテルの前には青い海が広がっています。">
            <text:p>そのホテルの前には青い海が広がっています。</text:p>
          </table:table-cell>
          <table:table-cell office:value-type="string" office:value="その ホテル の まえ に は あおい うみ が ひろがって います。">
            <text:p>その ホテル の まえ に は あおい うみ が ひろがって います。</text:p>
          </table:table-cell>
          <table:table-cell office:value-type="string" office:value="The blue sea extends before the hotel.">
            <text:p>The blue sea extends before the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実">
            <text:p>事実</text:p>
          </table:table-cell>
          <table:table-cell office:value-type="string" office:value="じじつ">
            <text:p>じじつ</text:p>
          </table:table-cell>
          <table:table-cell office:value-type="string" office:value="fact, truth">
            <text:p>fact, tru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は全て事実ですか。">
            <text:p>それは全て事実ですか。</text:p>
          </table:table-cell>
          <table:table-cell office:value-type="string" office:value="それ は すべて じじつ です か。">
            <text:p>それ は すべて じじつ です か。</text:p>
          </table:table-cell>
          <table:table-cell office:value-type="string" office:value="Is it all true?">
            <text:p>Is it all true?</text:p>
          </table:table-cell>
          <table:table-cell office:value-type="string" office:value="計画が失敗したのは事実です。">
            <text:p>計画が失敗したのは事実です。</text:p>
          </table:table-cell>
          <table:table-cell office:value-type="string" office:value="けいかく が しっぱい した の は じじつ です。">
            <text:p>けいかく が しっぱい した の は じじつ です。</text:p>
          </table:table-cell>
          <table:table-cell office:value-type="string" office:value="It is a fact that the plan failed.">
            <text:p>It is a fact that the plan fai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決定">
            <text:p>決定</text:p>
          </table:table-cell>
          <table:table-cell office:value-type="string" office:value="けってい">
            <text:p>けってい</text:p>
          </table:table-cell>
          <table:table-cell office:value-type="string" office:value="decision">
            <text:p>decis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会議で重要な決定がありました。">
            <text:p>会議で重要な決定がありました。</text:p>
          </table:table-cell>
          <table:table-cell office:value-type="string" office:value="かいぎ で じゅうような けってい が ありました。">
            <text:p>かいぎ で じゅうような けってい が ありました。</text:p>
          </table:table-cell>
          <table:table-cell office:value-type="string" office:value="An important decision was made at the meeting.">
            <text:p>An important decision was made at the meeting.</text:p>
          </table:table-cell>
          <table:table-cell office:value-type="string" office:value="スポーツ大会の日時が決定しました。">
            <text:p>スポーツ大会の日時が決定しました。</text:p>
          </table:table-cell>
          <table:table-cell office:value-type="string" office:value="スポーツ たいかい の にちじ が けってい しました。">
            <text:p>スポーツ たいかい の にちじ が けってい しました。</text:p>
          </table:table-cell>
          <table:table-cell office:value-type="string" office:value="The date of the sports event has been decided.">
            <text:p>The date of the sports event has been deci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住宅">
            <text:p>住宅</text:p>
          </table:table-cell>
          <table:table-cell office:value-type="string" office:value="じゅうたく">
            <text:p>じゅうたく</text:p>
          </table:table-cell>
          <table:table-cell office:value-type="string" office:value="housing, residence">
            <text:p>housing, reside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静かな住宅地だ。">
            <text:p>ここは静かな住宅地だ。</text:p>
          </table:table-cell>
          <table:table-cell office:value-type="string" office:value="ここ は しずかな じゅうたく ち だ。">
            <text:p>ここ は しずかな じゅうたく ち だ。</text:p>
          </table:table-cell>
          <table:table-cell office:value-type="string" office:value="This is a quiet residential area.">
            <text:p>This is a quiet residential area.</text:p>
          </table:table-cell>
          <table:table-cell office:value-type="string" office:value="その住宅地は便利な場所にあるね。">
            <text:p>その住宅地は便利な場所にあるね。</text:p>
          </table:table-cell>
          <table:table-cell office:value-type="string" office:value="その じゅうたく ち は べんりな ばしょ に ある ね。">
            <text:p>その じゅうたく ち は べんりな ばしょ に ある ね。</text:p>
          </table:table-cell>
          <table:table-cell office:value-type="string" office:value="That residential area is conveniently located.">
            <text:p>That residential area is conveniently loc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代表">
            <text:p>代表</text:p>
          </table:table-cell>
          <table:table-cell office:value-type="string" office:value="だいひょう">
            <text:p>だいひょう</text:p>
          </table:table-cell>
          <table:table-cell office:value-type="string" office:value="representative">
            <text:p>representativ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がクラスの代表だ。">
            <text:p>彼がクラスの代表だ。</text:p>
          </table:table-cell>
          <table:table-cell office:value-type="string" office:value="かれ が クラス の だいひょう だ。">
            <text:p>かれ が クラス の だいひょう だ。</text:p>
          </table:table-cell>
          <table:table-cell office:value-type="string" office:value="He's the class representative.">
            <text:p>He's the class representative.</text:p>
          </table:table-cell>
          <table:table-cell office:value-type="string" office:value="彼女が会社を代表して挨拶をしました。">
            <text:p>彼女が会社を代表して挨拶をしました。</text:p>
          </table:table-cell>
          <table:table-cell office:value-type="string" office:value="かのじょ が かいしゃ を だいひょう して あいさつ を しました。">
            <text:p>かのじょ が かいしゃ を だいひょう して あいさつ を しました。</text:p>
          </table:table-cell>
          <table:table-cell office:value-type="string" office:value="She said a few words on behalf of the company.">
            <text:p>She said a few words on behalf of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命令">
            <text:p>命令</text:p>
          </table:table-cell>
          <table:table-cell office:value-type="string" office:value="めいれい">
            <text:p>めいれい</text:p>
          </table:table-cell>
          <table:table-cell office:value-type="string" office:value="command, order">
            <text:p>command, order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命令に従わなかった。">
            <text:p>彼女は命令に従わなかった。</text:p>
          </table:table-cell>
          <table:table-cell office:value-type="string" office:value="かのじょ は めいれい に したがわなかった。">
            <text:p>かのじょ は めいれい に したがわなかった。</text:p>
          </table:table-cell>
          <table:table-cell office:value-type="string" office:value="She did not obey the orders.">
            <text:p>She did not obey the orders.</text:p>
          </table:table-cell>
          <table:table-cell office:value-type="string" office:value="あの人の命令は聞きたくありません。">
            <text:p>あの人の命令は聞きたくありません。</text:p>
          </table:table-cell>
          <table:table-cell office:value-type="string" office:value="あの ひと の めいれい は ききたく ありません。">
            <text:p>あの ひと の めいれい は ききたく ありません。</text:p>
          </table:table-cell>
          <table:table-cell office:value-type="string" office:value="I don't want to follow orders from that person.">
            <text:p>I don't want to follow orders from that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立場">
            <text:p>立場</text:p>
          </table:table-cell>
          <table:table-cell office:value-type="string" office:value="たちば">
            <text:p>たちば</text:p>
          </table:table-cell>
          <table:table-cell office:value-type="string" office:value="standpoint, position">
            <text:p>standpoint, posi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自分の立場を分かっていない。">
            <text:p>彼女は自分の立場を分かっていない。</text:p>
          </table:table-cell>
          <table:table-cell office:value-type="string" office:value="かのじょ は じぶん の たちば を わかって いない。">
            <text:p>かのじょ は じぶん の たちば を わかって いない。</text:p>
          </table:table-cell>
          <table:table-cell office:value-type="string" office:value="She doesn't understand her position.">
            <text:p>She doesn't understand her position.</text:p>
          </table:table-cell>
          <table:table-cell office:value-type="string" office:value="私の立場も考えてください。">
            <text:p>私の立場も考えてください。</text:p>
          </table:table-cell>
          <table:table-cell office:value-type="string" office:value="わたし の たちば も かんがえて ください。">
            <text:p>わたし の たちば も かんがえて ください。</text:p>
          </table:table-cell>
          <table:table-cell office:value-type="string" office:value="Please think about my position.">
            <text:p>Please think about my posi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お">
            <text:p>なお</text:p>
          </table:table-cell>
          <table:table-cell office:value-type="string" office:value="なお">
            <text:p>なお</text:p>
          </table:table-cell>
          <table:table-cell office:value-type="string" office:value="still, in addition">
            <text:p>still, in addition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なお、雨の場合は中止です。">
            <text:p>なお、雨の場合は中止です。</text:p>
          </table:table-cell>
          <table:table-cell office:value-type="string" office:value="なお、あめ の ばあい は ちゅうし です。">
            <text:p>なお、あめ の ばあい は ちゅうし です。</text:p>
          </table:table-cell>
          <table:table-cell office:value-type="string" office:value="Moreover, it will be canceled in the event of rain.">
            <text:p>Moreover, it will be canceled in the event of rain.</text:p>
          </table:table-cell>
          <table:table-cell office:value-type="string" office:value="なお、平日のランチタイムの予約は受け付けていません。">
            <text:p>なお、平日のランチタイムの予約は受け付けていません。</text:p>
          </table:table-cell>
          <table:table-cell office:value-type="string" office:value="なお、へいじつ の ランチ タイム の よやく は うけつけて いません。">
            <text:p>なお、へいじつ の ランチ タイム の よやく は うけつけて いません。</text:p>
          </table:table-cell>
          <table:table-cell office:value-type="string" office:value="In addition, reservations cannot be made during lunch time on weekdays.">
            <text:p>In addition, reservations cannot be made during lunch time on week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計算">
            <text:p>計算</text:p>
          </table:table-cell>
          <table:table-cell office:value-type="string" office:value="けいさん">
            <text:p>けいさん</text:p>
          </table:table-cell>
          <table:table-cell office:value-type="string" office:value="calculation">
            <text:p>calcul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計算は間違っている。">
            <text:p>その計算は間違っている。</text:p>
          </table:table-cell>
          <table:table-cell office:value-type="string" office:value="その けいさん は まちがって いる。">
            <text:p>その けいさん は まちがって いる。</text:p>
          </table:table-cell>
          <table:table-cell office:value-type="string" office:value="That calculation is wrong.">
            <text:p>That calculation is wrong.</text:p>
          </table:table-cell>
          <table:table-cell office:value-type="string" office:value="合計金額を計算してください。">
            <text:p>合計金額を計算してください。</text:p>
          </table:table-cell>
          <table:table-cell office:value-type="string" office:value="ごうけい きんがく を けいさん して ください。">
            <text:p>ごうけい きんがく を けいさん して ください。</text:p>
          </table:table-cell>
          <table:table-cell office:value-type="string" office:value="Please calculate the total amount of money.">
            <text:p>Please calculate the total amount of mo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可能">
            <text:p>可能</text:p>
          </table:table-cell>
          <table:table-cell office:value-type="string" office:value="かのう">
            <text:p>かのう</text:p>
          </table:table-cell>
          <table:table-cell office:value-type="string" office:value="possible, potential">
            <text:p>possible, potentia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20キロのダイエットは可能だと思いますか。">
            <text:p>20キロのダイエットは可能だと思いますか。</text:p>
          </table:table-cell>
          <table:table-cell office:value-type="string" office:value="20 キロ の ダイエット は かのう だと おもいます か。">
            <text:p>20 キロ の ダイエット は かのう だと おもいます か。</text:p>
          </table:table-cell>
          <table:table-cell office:value-type="string" office:value="Do you think it's possible to go on a twenty kilogram diet?">
            <text:p>Do you think it's possible to go on a twenty kilogram diet?</text:p>
          </table:table-cell>
          <table:table-cell office:value-type="string" office:value="3時前にチェックインすることは可能ですか。">
            <text:p>3時前にチェックインすることは可能ですか。</text:p>
          </table:table-cell>
          <table:table-cell office:value-type="string" office:value="3 じ まえ に チェックイン する こと は かのう です か。">
            <text:p>3 じ まえ に チェックイン する こと は かのう です か。</text:p>
          </table:table-cell>
          <table:table-cell office:value-type="string" office:value="Is it possible to check in before three o'clock?">
            <text:p>Is it possible to check in before three o'clock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報告">
            <text:p>報告</text:p>
          </table:table-cell>
          <table:table-cell office:value-type="string" office:value="ほうこく">
            <text:p>ほうこく</text:p>
          </table:table-cell>
          <table:table-cell office:value-type="string" office:value="report">
            <text:p>repor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昨日の会議について報告があります。">
            <text:p>昨日の会議について報告があります。</text:p>
          </table:table-cell>
          <table:table-cell office:value-type="string" office:value="きのう の かいぎ について ほうこく が あります。">
            <text:p>きのう の かいぎ について ほうこく が あります。</text:p>
          </table:table-cell>
          <table:table-cell office:value-type="string" office:value="There's a report about yesterday's meeting.">
            <text:p>There's a report about yesterday's meeting.</text:p>
          </table:table-cell>
          <table:table-cell office:value-type="string" office:value="会社のみんなに結婚の報告をしました。">
            <text:p>会社のみんなに結婚の報告をしました。</text:p>
          </table:table-cell>
          <table:table-cell office:value-type="string" office:value="かいしゃ の みんな に けっこん の ほうこく を しました。">
            <text:p>かいしゃ の みんな に けっこん の ほうこく を しました。</text:p>
          </table:table-cell>
          <table:table-cell office:value-type="string" office:value="I made a wedding announcement to everyone at work.">
            <text:p>I made a wedding announcement to everyone at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都市">
            <text:p>都市</text:p>
          </table:table-cell>
          <table:table-cell office:value-type="string" office:value="とし">
            <text:p>とし</text:p>
          </table:table-cell>
          <table:table-cell office:value-type="string" office:value="city, urban city">
            <text:p>city, urban c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は日本一大きな都市です。">
            <text:p>東京は日本一大きな都市です。</text:p>
          </table:table-cell>
          <table:table-cell office:value-type="string" office:value="とうきょう は にほん いち おおきな とし です。">
            <text:p>とうきょう は にほん いち おおきな とし です。</text:p>
          </table:table-cell>
          <table:table-cell office:value-type="string" office:value="Tokyo is the largest city in Japan.">
            <text:p>Tokyo is the largest city in Japan.</text:p>
          </table:table-cell>
          <table:table-cell office:value-type="string" office:value="その都市には大きな企業がたくさんあります。">
            <text:p>その都市には大きな企業がたくさんあります。</text:p>
          </table:table-cell>
          <table:table-cell office:value-type="string" office:value="その とし に は おおきな きぎょう が たくさん あります。">
            <text:p>その とし に は おおきな きぎょう が たくさん あります。</text:p>
          </table:table-cell>
          <table:table-cell office:value-type="string" office:value="There are many large companies in the city.">
            <text:p>There are many large companies in the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政治">
            <text:p>政治</text:p>
          </table:table-cell>
          <table:table-cell office:value-type="string" office:value="せいじ">
            <text:p>せいじ</text:p>
          </table:table-cell>
          <table:table-cell office:value-type="string" office:value="politics">
            <text:p>politic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政治に関心がある。">
            <text:p>私は政治に関心がある。</text:p>
          </table:table-cell>
          <table:table-cell office:value-type="string" office:value="わたし は せいじ に かんしん が ある。">
            <text:p>わたし は せいじ に かんしん が ある。</text:p>
          </table:table-cell>
          <table:table-cell office:value-type="string" office:value="I'm interested in politics.">
            <text:p>I'm interested in politics.</text:p>
          </table:table-cell>
          <table:table-cell office:value-type="string" office:value="この国の政治は終わっている。">
            <text:p>この国の政治は終わっている。</text:p>
          </table:table-cell>
          <table:table-cell office:value-type="string" office:value="この くに の せいじ は おわって いる。">
            <text:p>この くに の せいじ は おわって いる。</text:p>
          </table:table-cell>
          <table:table-cell office:value-type="string" office:value="The governance of this country is a disaster.">
            <text:p>The governance of this country is a disa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競争">
            <text:p>競争</text:p>
          </table:table-cell>
          <table:table-cell office:value-type="string" office:value="きょうそう">
            <text:p>きょうそう</text:p>
          </table:table-cell>
          <table:table-cell office:value-type="string" office:value="competition">
            <text:p>competi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2社は互いに競争している。">
            <text:p>2社は互いに競争している。</text:p>
          </table:table-cell>
          <table:table-cell office:value-type="string" office:value="2 しゃ は たがい に きょうそう して いる。">
            <text:p>2 しゃ は たがい に きょうそう して いる。</text:p>
          </table:table-cell>
          <table:table-cell office:value-type="string" office:value="The two companies are competing with each other.">
            <text:p>The two companies are competing with each other.</text:p>
          </table:table-cell>
          <table:table-cell office:value-type="string" office:value="その分野は競争が激しい。">
            <text:p>その分野は競争が激しい。</text:p>
          </table:table-cell>
          <table:table-cell office:value-type="string" office:value="その ぶんや は きょうそう が はげしい。">
            <text:p>その ぶんや は きょうそう が はげしい。</text:p>
          </table:table-cell>
          <table:table-cell office:value-type="string" office:value="Competition in the field is intense.">
            <text:p>Competition in the field is int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原因">
            <text:p>原因</text:p>
          </table:table-cell>
          <table:table-cell office:value-type="string" office:value="げんいん">
            <text:p>げんいん</text:p>
          </table:table-cell>
          <table:table-cell office:value-type="string" office:value="cause, origin">
            <text:p>cause, orig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事故の原因は何ですか。">
            <text:p>この事故の原因は何ですか。</text:p>
          </table:table-cell>
          <table:table-cell office:value-type="string" office:value="この じこ の げんいん は なん です か。">
            <text:p>この じこ の げんいん は なん です か。</text:p>
          </table:table-cell>
          <table:table-cell office:value-type="string" office:value="What's the cause of this accident?">
            <text:p>What's the cause of this accident?</text:p>
          </table:table-cell>
          <table:table-cell office:value-type="string" office:value="火事の原因はまだ分かっていません。">
            <text:p>火事の原因はまだ分かっていません。</text:p>
          </table:table-cell>
          <table:table-cell office:value-type="string" office:value="かじ の げんいん は まだ わかって いません。">
            <text:p>かじ の げんいん は まだ わかって いません。</text:p>
          </table:table-cell>
          <table:table-cell office:value-type="string" office:value="The cause of the fire is still unknown.">
            <text:p>The cause of the fire is still unkn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活動">
            <text:p>活動</text:p>
          </table:table-cell>
          <table:table-cell office:value-type="string" office:value="かつどう">
            <text:p>かつどう</text:p>
          </table:table-cell>
          <table:table-cell office:value-type="string" office:value="activity">
            <text:p>activit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地域の活動に参加した。">
            <text:p>彼は地域の活動に参加した。</text:p>
          </table:table-cell>
          <table:table-cell office:value-type="string" office:value="かれ は ちいき の かつどう に さんか した。">
            <text:p>かれ は ちいき の かつどう に さんか した。</text:p>
          </table:table-cell>
          <table:table-cell office:value-type="string" office:value="He took part in local activities.">
            <text:p>He took part in local activities.</text:p>
          </table:table-cell>
          <table:table-cell office:value-type="string" office:value="ハムスターは夜に活動します。">
            <text:p>ハムスターは夜に活動します。</text:p>
          </table:table-cell>
          <table:table-cell office:value-type="string" office:value="ハムスター は よる に かつどう します。">
            <text:p>ハムスター は よる に かつどう します。</text:p>
          </table:table-cell>
          <table:table-cell office:value-type="string" office:value="Hamsters are active at night.">
            <text:p>Hamsters are active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歴史">
            <text:p>歴史</text:p>
          </table:table-cell>
          <table:table-cell office:value-type="string" office:value="れきし">
            <text:p>れきし</text:p>
          </table:table-cell>
          <table:table-cell office:value-type="string" office:value="history">
            <text:p>histo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歴史に興味があります。">
            <text:p>私は歴史に興味があります。</text:p>
          </table:table-cell>
          <table:table-cell office:value-type="string" office:value="わたし は れきし に きょうみ が あります。">
            <text:p>わたし は れきし に きょうみ が あります。</text:p>
          </table:table-cell>
          <table:table-cell office:value-type="string" office:value="I'm interested in history.">
            <text:p>I'm interested in history.</text:p>
          </table:table-cell>
          <table:table-cell office:value-type="string" office:value="私は日本の歴史を勉強したいです。">
            <text:p>私は日本の歴史を勉強したいです。</text:p>
          </table:table-cell>
          <table:table-cell office:value-type="string" office:value="わたし は にほん の れきし を べんきょう したい です。">
            <text:p>わたし は にほん の れきし を べんきょう したい です。</text:p>
          </table:table-cell>
          <table:table-cell office:value-type="string" office:value="I want to study the history of Japan.">
            <text:p>I want to study the history of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表">
            <text:p>表</text:p>
          </table:table-cell>
          <table:table-cell office:value-type="string" office:value="ひょう">
            <text:p>ひょう</text:p>
          </table:table-cell>
          <table:table-cell office:value-type="string" office:value="table, list">
            <text:p>table, li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表を見てください。">
            <text:p>この表を見てください。</text:p>
          </table:table-cell>
          <table:table-cell office:value-type="string" office:value="この ひょう を みて ください。">
            <text:p>この ひょう を みて ください。</text:p>
          </table:table-cell>
          <table:table-cell office:value-type="string" office:value="Please look at this chart.">
            <text:p>Please look at this chart.</text:p>
          </table:table-cell>
          <table:table-cell office:value-type="string" office:value="気温の変化を表にしました。">
            <text:p>気温の変化を表にしました。</text:p>
          </table:table-cell>
          <table:table-cell office:value-type="string" office:value="きおん の へんか を ひょう に しました。">
            <text:p>きおん の へんか を ひょう に しました。</text:p>
          </table:table-cell>
          <table:table-cell office:value-type="string" office:value="I made a table of the temperature changes.">
            <text:p>I made a table of the temperature chang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イト">
            <text:p>サイト</text:p>
          </table:table-cell>
          <table:table-cell office:value-type="string" office:value="サイト">
            <text:p>サイト</text:p>
          </table:table-cell>
          <table:table-cell office:value-type="string" office:value="website">
            <text:p>websi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医者のためのサイトです。">
            <text:p>これは医者のためのサイトです。</text:p>
          </table:table-cell>
          <table:table-cell office:value-type="string" office:value="これ は いしゃ の ため の サイト です。">
            <text:p>これ は いしゃ の ため の サイト です。</text:p>
          </table:table-cell>
          <table:table-cell office:value-type="string" office:value="This is a site for doctors.">
            <text:p>This is a site for doctors.</text:p>
          </table:table-cell>
          <table:table-cell office:value-type="string" office:value="会社のサイトが新しくなりました。">
            <text:p>会社のサイトが新しくなりました。</text:p>
          </table:table-cell>
          <table:table-cell office:value-type="string" office:value="かいしゃ の サイト が あたらしく なりました。">
            <text:p>かいしゃ の サイト が あたらしく なりました。</text:p>
          </table:table-cell>
          <table:table-cell office:value-type="string" office:value="The company's website has been renewed.">
            <text:p>The company's website has been renew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土産">
            <text:p>土産</text:p>
          </table:table-cell>
          <table:table-cell office:value-type="string" office:value="みやげ">
            <text:p>みやげ</text:p>
          </table:table-cell>
          <table:table-cell office:value-type="string" office:value="souvenir (plain)">
            <text:p>souvenir (pla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土産に日本酒をもらった。">
            <text:p>土産に日本酒をもらった。</text:p>
          </table:table-cell>
          <table:table-cell office:value-type="string" office:value="みやげ に にほんしゅ を もらった。">
            <text:p>みやげ に にほんしゅ を もらった。</text:p>
          </table:table-cell>
          <table:table-cell office:value-type="string" office:value="I got sake as a souvenir.">
            <text:p>I got sake as a souvenir.</text:p>
          </table:table-cell>
          <table:table-cell office:value-type="string" office:value="父はお土産にお菓子を買ってきた。">
            <text:p>父はお土産にお菓子を買ってきた。</text:p>
          </table:table-cell>
          <table:table-cell office:value-type="string" office:value="ちち は おみやげ に おかし を かって きた。">
            <text:p>ちち は おみやげ に おかし を かって きた。</text:p>
          </table:table-cell>
          <table:table-cell office:value-type="string" office:value="My father bought some sweets as a souvenir.">
            <text:p>My father bought some sweets as a souven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臭い">
            <text:p>臭い</text:p>
          </table:table-cell>
          <table:table-cell office:value-type="string" office:value="におい">
            <text:p>におい</text:p>
          </table:table-cell>
          <table:table-cell office:value-type="string" office:value="(bad) smell">
            <text:p>(bad) sme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いやな臭いがする。">
            <text:p>ここはいやな臭いがする。</text:p>
          </table:table-cell>
          <table:table-cell office:value-type="string" office:value="ここ は いやな におい が する。">
            <text:p>ここ は いやな におい が する。</text:p>
          </table:table-cell>
          <table:table-cell office:value-type="string" office:value="There's an unpleasant smell here.">
            <text:p>There's an unpleasant smell here.</text:p>
          </table:table-cell>
          <table:table-cell office:value-type="string" office:value="この牛乳は変な臭いがします。">
            <text:p>この牛乳は変な臭いがします。</text:p>
          </table:table-cell>
          <table:table-cell office:value-type="string" office:value="この ぎゅうにゅう は へんな におい が します。">
            <text:p>この ぎゅうにゅう は へんな におい が します。</text:p>
          </table:table-cell>
          <table:table-cell office:value-type="string" office:value="This milk smells strange.">
            <text:p>This milk smells stran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金">
            <text:p>現金</text:p>
          </table:table-cell>
          <table:table-cell office:value-type="string" office:value="げんきん">
            <text:p>げんきん</text:p>
          </table:table-cell>
          <table:table-cell office:value-type="string" office:value="cash">
            <text:p>ca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代金は現金でお願いします。">
            <text:p>代金は現金でお願いします。</text:p>
          </table:table-cell>
          <table:table-cell office:value-type="string" office:value="だいきん は げんきん で おねがい します。">
            <text:p>だいきん は げんきん で おねがい します。</text:p>
          </table:table-cell>
          <table:table-cell office:value-type="string" office:value="Please pay in cash.">
            <text:p>Please pay in cash.</text:p>
          </table:table-cell>
          <table:table-cell office:value-type="string" office:value="あまり現金を持っていないので、カードを使います。">
            <text:p>あまり現金を持っていないので、カードを使います。</text:p>
          </table:table-cell>
          <table:table-cell office:value-type="string" office:value="あまり げんきん を もって いない ので、カード を つかいます。">
            <text:p>あまり げんきん を もって いない ので、カード を つかいます。</text:p>
          </table:table-cell>
          <table:table-cell office:value-type="string" office:value="I don't have much cash, so I'll use my card.">
            <text:p>I don't have much cash, so I'll use my c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虫">
            <text:p>虫</text:p>
          </table:table-cell>
          <table:table-cell office:value-type="string" office:value="むし">
            <text:p>むし</text:p>
          </table:table-cell>
          <table:table-cell office:value-type="string" office:value="insect, bug">
            <text:p>insect, bu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庭で秋の虫が鳴いているね。">
            <text:p>庭で秋の虫が鳴いているね。</text:p>
          </table:table-cell>
          <table:table-cell office:value-type="string" office:value="にわ で あき の むし が ないて いる ね。">
            <text:p>にわ で あき の むし が ないて いる ね。</text:p>
          </table:table-cell>
          <table:table-cell office:value-type="string" office:value="Autumn insects are chirping in the garden.">
            <text:p>Autumn insects are chirping in the garden.</text:p>
          </table:table-cell>
          <table:table-cell office:value-type="string" office:value="虫に腕を刺されました。">
            <text:p>虫に腕を刺されました。</text:p>
          </table:table-cell>
          <table:table-cell office:value-type="string" office:value="むし に うで を さされました。">
            <text:p>むし に うで を さされました。</text:p>
          </table:table-cell>
          <table:table-cell office:value-type="string" office:value="I was stung on the arm by an insect.">
            <text:p>I was stung on the arm by an ins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寄る">
            <text:p>寄る</text:p>
          </table:table-cell>
          <table:table-cell office:value-type="string" office:value="よる">
            <text:p>よる</text:p>
          </table:table-cell>
          <table:table-cell office:value-type="string" office:value="stop by, stop off">
            <text:p>stop by, stop of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帰りに叔母の家に寄ります。">
            <text:p>帰りに叔母の家に寄ります。</text:p>
          </table:table-cell>
          <table:table-cell office:value-type="string" office:value="かえり に おば の いえ に よります。">
            <text:p>かえり に おば の いえ に よります。</text:p>
          </table:table-cell>
          <table:table-cell office:value-type="string" office:value="I'll drop in at my aunt's house on the way home.">
            <text:p>I'll drop in at my aunt's house on the way home.</text:p>
          </table:table-cell>
          <table:table-cell office:value-type="string" office:value="私の家に寄って、コーヒーを飲んでいきませんか。">
            <text:p>私の家に寄って、コーヒーを飲んでいきませんか。</text:p>
          </table:table-cell>
          <table:table-cell office:value-type="string" office:value="わたし の いえ に よって、コーヒー を のんで いきません か。">
            <text:p>わたし の いえ に よって、コーヒー を のんで いきません か。</text:p>
          </table:table-cell>
          <table:table-cell office:value-type="string" office:value="Why don't you stop by my place and have coffee?">
            <text:p>Why don't you stop by my place and have coffe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田舎">
            <text:p>田舎</text:p>
          </table:table-cell>
          <table:table-cell office:value-type="string" office:value="いなか">
            <text:p>いなか</text:p>
          </table:table-cell>
          <table:table-cell office:value-type="string" office:value="hometown, countryside">
            <text:p>hometown, country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年夏に田舎に帰ります。">
            <text:p>私は毎年夏に田舎に帰ります。</text:p>
          </table:table-cell>
          <table:table-cell office:value-type="string" office:value="わたし は まいとし なつ に いなか に かえります。">
            <text:p>わたし は まいとし なつ に いなか に かえります。</text:p>
          </table:table-cell>
          <table:table-cell office:value-type="string" office:value="I go back to my hometown every summer.">
            <text:p>I go back to my hometown every summer.</text:p>
          </table:table-cell>
          <table:table-cell office:value-type="string" office:value="私は緑の多い田舎に住みたいです。">
            <text:p>私は緑の多い田舎に住みたいです。</text:p>
          </table:table-cell>
          <table:table-cell office:value-type="string" office:value="わたし は みどり の おおい いなか に すみたい です。">
            <text:p>わたし は みどり の おおい いなか に すみたい です。</text:p>
          </table:table-cell>
          <table:table-cell office:value-type="string" office:value="I want to live in the countryside with lots of greenery.">
            <text:p>I want to live in the countryside with lots of greene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帰宅">
            <text:p>帰宅</text:p>
          </table:table-cell>
          <table:table-cell office:value-type="string" office:value="きたく">
            <text:p>きたく</text:p>
          </table:table-cell>
          <table:table-cell office:value-type="string" office:value="return home, come home">
            <text:p>return home, come hom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夜の11時に帰宅しました。">
            <text:p>夜の11時に帰宅しました。</text:p>
          </table:table-cell>
          <table:table-cell office:value-type="string" office:value="よる の 11 じ に きたく しました。">
            <text:p>よる の 11 じ に きたく しました。</text:p>
          </table:table-cell>
          <table:table-cell office:value-type="string" office:value="I came home at 11 o'clock in the evening.">
            <text:p>I came home at 11 o'clock in the evening.</text:p>
          </table:table-cell>
          <table:table-cell office:value-type="string" office:value="帰宅時間はいつも何時くらいですか。">
            <text:p>帰宅時間はいつも何時くらいですか。</text:p>
          </table:table-cell>
          <table:table-cell office:value-type="string" office:value="きたく じかん は いつも なん じ くらい です か。">
            <text:p>きたく じかん は いつも なん じ くらい です か。</text:p>
          </table:table-cell>
          <table:table-cell office:value-type="string" office:value="Around what time do you come home?">
            <text:p>Around what time do you come hom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大">
            <text:p>重大</text:p>
          </table:table-cell>
          <table:table-cell office:value-type="string" office:value="じゅうだい">
            <text:p>じゅうだい</text:p>
          </table:table-cell>
          <table:table-cell office:value-type="string" office:value="important, serious">
            <text:p>important, serious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重大な発表があります。">
            <text:p>重大な発表があります。</text:p>
          </table:table-cell>
          <table:table-cell office:value-type="string" office:value="じゅうだいな はっぴょう が あります。">
            <text:p>じゅうだいな はっぴょう が あります。</text:p>
          </table:table-cell>
          <table:table-cell office:value-type="string" office:value="I have an important announcement.">
            <text:p>I have an important announcement.</text:p>
          </table:table-cell>
          <table:table-cell office:value-type="string" office:value="今日は皆さんに重大な報告があります。">
            <text:p>今日は皆さんに重大な報告があります。</text:p>
          </table:table-cell>
          <table:table-cell office:value-type="string" office:value="きょう は みなさん に じゅうだいな ほうこく が あります。">
            <text:p>きょう は みなさん に じゅうだいな ほうこく が あります。</text:p>
          </table:table-cell>
          <table:table-cell office:value-type="string" office:value="Today I have an important announcement for you all.">
            <text:p>Today I have an important announcement for you 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イナス">
            <text:p>マイナス</text:p>
          </table:table-cell>
          <table:table-cell office:value-type="string" office:value="マイナス">
            <text:p>マイナス</text:p>
          </table:table-cell>
          <table:table-cell office:value-type="string" office:value="minus, below zero">
            <text:p>minus, below zero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外の温度はマイナス3度です。">
            <text:p>外の温度はマイナス3度です。</text:p>
          </table:table-cell>
          <table:table-cell office:value-type="string" office:value="そと の おんど は マイナス 3ど です。">
            <text:p>そと の おんど は マイナス 3ど です。</text:p>
          </table:table-cell>
          <table:table-cell office:value-type="string" office:value="The temperature outside is minus three degrees.">
            <text:p>The temperature outside is minus three degrees.</text:p>
          </table:table-cell>
          <table:table-cell office:value-type="string" office:value="彼が辞めたのは、会社にとって大きなマイナスだ。">
            <text:p>彼が辞めたのは、会社にとって大きなマイナスだ。</text:p>
          </table:table-cell>
          <table:table-cell office:value-type="string" office:value="かれ が やめた の は、かいしゃ にとって おおきな マイナス だ。">
            <text:p>かれ が やめた の は、かいしゃ にとって おおきな マイナス だ。</text:p>
          </table:table-cell>
          <table:table-cell office:value-type="string" office:value="His departure had a large negative effect on the company.">
            <text:p>His departure had a large negative effect on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稼ぐ">
            <text:p>稼ぐ</text:p>
          </table:table-cell>
          <table:table-cell office:value-type="string" office:value="かせぐ">
            <text:p>かせぐ</text:p>
          </table:table-cell>
          <table:table-cell office:value-type="string" office:value="earn, make money">
            <text:p>earn, make mone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お金をだいぶ稼いだらしいよ。">
            <text:p>彼はお金をだいぶ稼いだらしいよ。</text:p>
          </table:table-cell>
          <table:table-cell office:value-type="string" office:value="かれ は おかね を だいぶ かせいだ らしい よ。">
            <text:p>かれ は おかね を だいぶ かせいだ らしい よ。</text:p>
          </table:table-cell>
          <table:table-cell office:value-type="string" office:value="I hear he made a lot of money.">
            <text:p>I hear he made a lot of money.</text:p>
          </table:table-cell>
          <table:table-cell office:value-type="string" office:value="私より妻の方が稼いでいます。">
            <text:p>私より妻の方が稼いでいます。</text:p>
          </table:table-cell>
          <table:table-cell office:value-type="string" office:value="わたし より つま の ほう が かせいで います。">
            <text:p>わたし より つま の ほう が かせいで います。</text:p>
          </table:table-cell>
          <table:table-cell office:value-type="string" office:value="My wife makes more money than I.">
            <text:p>My wife makes more money than 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左右">
            <text:p>左右</text:p>
          </table:table-cell>
          <table:table-cell office:value-type="string" office:value="さゆう">
            <text:p>さゆう</text:p>
          </table:table-cell>
          <table:table-cell office:value-type="string" office:value="left and right">
            <text:p>left and r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左右を見てから横断歩道を渡りなさい。">
            <text:p>左右を見てから横断歩道を渡りなさい。</text:p>
          </table:table-cell>
          <table:table-cell office:value-type="string" office:value="さゆう を みて から おうだん ほどう を わたりなさい。">
            <text:p>さゆう を みて から おうだん ほどう を わたりなさい。</text:p>
          </table:table-cell>
          <table:table-cell office:value-type="string" office:value="Look left and right before crossing the crosswalk.">
            <text:p>Look left and right before crossing the crosswalk.</text:p>
          </table:table-cell>
          <table:table-cell office:value-type="string" office:value="私は左右で足の大きさが違います。">
            <text:p>私は左右で足の大きさが違います。</text:p>
          </table:table-cell>
          <table:table-cell office:value-type="string" office:value="わたし は さゆう で あし の おおきさ が ちがいます。">
            <text:p>わたし は さゆう で あし の おおきさ が ちがいます。</text:p>
          </table:table-cell>
          <table:table-cell office:value-type="string" office:value="My left and right feet are different sizes.">
            <text:p>My left and right feet are different siz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痛み">
            <text:p>痛み</text:p>
          </table:table-cell>
          <table:table-cell office:value-type="string" office:value="いたみ">
            <text:p>いたみ</text:p>
          </table:table-cell>
          <table:table-cell office:value-type="string" office:value="pain, ache">
            <text:p>pain, ach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背中に痛みがあります。">
            <text:p>背中に痛みがあります。</text:p>
          </table:table-cell>
          <table:table-cell office:value-type="string" office:value="せなか に いたみ が あります。">
            <text:p>せなか に いたみ が あります。</text:p>
          </table:table-cell>
          <table:table-cell office:value-type="string" office:value="I have a pain in my back.">
            <text:p>I have a pain in my back.</text:p>
          </table:table-cell>
          <table:table-cell office:value-type="string" office:value="膝に痛みを感じます。">
            <text:p>膝に痛みを感じます。</text:p>
          </table:table-cell>
          <table:table-cell office:value-type="string" office:value="ひざ に いたみ を かんじます。">
            <text:p>ひざ に いたみ を かんじます。</text:p>
          </table:table-cell>
          <table:table-cell office:value-type="string" office:value="I feel a pain in my knee.">
            <text:p>I feel a pain in my kn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誤解">
            <text:p>誤解</text:p>
          </table:table-cell>
          <table:table-cell office:value-type="string" office:value="ごかい">
            <text:p>ごかい</text:p>
          </table:table-cell>
          <table:table-cell office:value-type="string" office:value="misunderstanding">
            <text:p>misunderstand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の気持ちを誤解しているんじゃない！">
            <text:p>私の気持ちを誤解しているんじゃない！</text:p>
          </table:table-cell>
          <table:table-cell office:value-type="string" office:value="わたし の きもち を ごかい して いる ん じゃ ない！">
            <text:p>わたし の きもち を ごかい して いる ん じゃ ない！</text:p>
          </table:table-cell>
          <table:table-cell office:value-type="string" office:value="You misunderstand my feelings, don't you?">
            <text:p>You misunderstand my feelings, don't you?</text:p>
          </table:table-cell>
          <table:table-cell office:value-type="string" office:value="彼はあまりしゃべらないので、よく誤解されます。">
            <text:p>彼はあまりしゃべらないので、よく誤解されます。</text:p>
          </table:table-cell>
          <table:table-cell office:value-type="string" office:value="かれ は あまり しゃべらない ので、よく ごかい されます。">
            <text:p>かれ は あまり しゃべらない ので、よく ごかい されます。</text:p>
          </table:table-cell>
          <table:table-cell office:value-type="string" office:value="He doesn't talk much, so he is often misunderstood.">
            <text:p>He doesn't talk much, so he is often misunderst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句">
            <text:p>文句</text:p>
          </table:table-cell>
          <table:table-cell office:value-type="string" office:value="もんく">
            <text:p>もんく</text:p>
          </table:table-cell>
          <table:table-cell office:value-type="string" office:value="complaint, grumble">
            <text:p>complaint, grumb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いつも文句ばかり言う。">
            <text:p>彼女はいつも文句ばかり言う。</text:p>
          </table:table-cell>
          <table:table-cell office:value-type="string" office:value="かのじょ は いつも もんく ばかり いう。">
            <text:p>かのじょ は いつも もんく ばかり いう。</text:p>
          </table:table-cell>
          <table:table-cell office:value-type="string" office:value="She does nothing but complain.">
            <text:p>She does nothing but complain.</text:p>
          </table:table-cell>
          <table:table-cell office:value-type="string" office:value="宿題が多くて、生徒が文句を言っています。">
            <text:p>宿題が多くて、生徒が文句を言っています。</text:p>
          </table:table-cell>
          <table:table-cell office:value-type="string" office:value="しゅくだい が おおくて、せいと が もんく を いって います。">
            <text:p>しゅくだい が おおくて、せいと が もんく を いって います。</text:p>
          </table:table-cell>
          <table:table-cell office:value-type="string" office:value="Students are complaining because they get a lot of homework.">
            <text:p>Students are complaining because they get a lot of home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欧米">
            <text:p>欧米</text:p>
          </table:table-cell>
          <table:table-cell office:value-type="string" office:value="おうべい">
            <text:p>おうべい</text:p>
          </table:table-cell>
          <table:table-cell office:value-type="string" office:value="Europe and America">
            <text:p>Europe and Americ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会社は欧米に進出しているよね。">
            <text:p>その会社は欧米に進出しているよね。</text:p>
          </table:table-cell>
          <table:table-cell office:value-type="string" office:value="その かいしゃ は おうべい に しんしゅつ して いる よ ね。">
            <text:p>その かいしゃ は おうべい に しんしゅつ して いる よ ね。</text:p>
          </table:table-cell>
          <table:table-cell office:value-type="string" office:value="The company has expanded into Europe and America.">
            <text:p>The company has expanded into Europe and America.</text:p>
          </table:table-cell>
          <table:table-cell office:value-type="string" office:value="私は大学で欧米文化を勉強しています。">
            <text:p>私は大学で欧米文化を勉強しています。</text:p>
          </table:table-cell>
          <table:table-cell office:value-type="string" office:value="わたし は だいがく で おうべい ぶんか を べんきょう して います。">
            <text:p>わたし は だいがく で おうべい ぶんか を べんきょう して います。</text:p>
          </table:table-cell>
          <table:table-cell office:value-type="string" office:value="I study European and American culture at university.">
            <text:p>I study European and American culture at univer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面接">
            <text:p>面接</text:p>
          </table:table-cell>
          <table:table-cell office:value-type="string" office:value="めんせつ">
            <text:p>めんせつ</text:p>
          </table:table-cell>
          <table:table-cell office:value-type="string" office:value="interview">
            <text:p>interview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新しい仕事の面接に行ってきました。">
            <text:p>新しい仕事の面接に行ってきました。</text:p>
          </table:table-cell>
          <table:table-cell office:value-type="string" office:value="あたらしい しごと の めんせつ に いって きました。">
            <text:p>あたらしい しごと の めんせつ に いって きました。</text:p>
          </table:table-cell>
          <table:table-cell office:value-type="string" office:value="I had a interview for my new job.">
            <text:p>I had a interview for my new job.</text:p>
          </table:table-cell>
          <table:table-cell office:value-type="string" office:value="明日、成績について先生と面接があります。">
            <text:p>明日、成績について先生と面接があります。</text:p>
          </table:table-cell>
          <table:table-cell office:value-type="string" office:value="あした、せいせき について せんせい と めんせつ が あります。">
            <text:p>あした、せいせき について せんせい と めんせつ が あります。</text:p>
          </table:table-cell>
          <table:table-cell office:value-type="string" office:value="I have an interview with the teacher about my grades tomorrow.">
            <text:p>I have an interview with the teacher about my grade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イン">
            <text:p>サイン</text:p>
          </table:table-cell>
          <table:table-cell office:value-type="string" office:value="サイン">
            <text:p>サイン</text:p>
          </table:table-cell>
          <table:table-cell office:value-type="string" office:value="signature, autograph">
            <text:p>signature, autograph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こにサインしてください。">
            <text:p>ここにサインしてください。</text:p>
          </table:table-cell>
          <table:table-cell office:value-type="string" office:value="ここ に サイン して ください。">
            <text:p>ここ に サイン して ください。</text:p>
          </table:table-cell>
          <table:table-cell office:value-type="string" office:value="Please sign here.">
            <text:p>Please sign here.</text:p>
          </table:table-cell>
          <table:table-cell office:value-type="string" office:value="有名な歌手のサインをもらいました。">
            <text:p>有名な歌手のサインをもらいました。</text:p>
          </table:table-cell>
          <table:table-cell office:value-type="string" office:value="ゆうめいな かしゅ の サイン を もらいました。">
            <text:p>ゆうめいな かしゅ の サイン を もらいました。</text:p>
          </table:table-cell>
          <table:table-cell office:value-type="string" office:value="I got an autograph of a famous singer.">
            <text:p>I got an autograph of a famous si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中">
            <text:p>年中</text:p>
          </table:table-cell>
          <table:table-cell office:value-type="string" office:value="ねんじゅう">
            <text:p>ねんじゅう</text:p>
          </table:table-cell>
          <table:table-cell office:value-type="string" office:value="all year">
            <text:p>all year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叔母は年中旅行しています。">
            <text:p>叔母は年中旅行しています。</text:p>
          </table:table-cell>
          <table:table-cell office:value-type="string" office:value="おば は ねんじゅう りょこう して います。">
            <text:p>おば は ねんじゅう りょこう して います。</text:p>
          </table:table-cell>
          <table:table-cell office:value-type="string" office:value="My aunt travels all year round.">
            <text:p>My aunt travels all year round.</text:p>
          </table:table-cell>
          <table:table-cell office:value-type="string" office:value="父は年中出張に出ています。">
            <text:p>父は年中出張に出ています。</text:p>
          </table:table-cell>
          <table:table-cell office:value-type="string" office:value="ちち は ねんじゅう しゅっちょう に でて います。">
            <text:p>ちち は ねんじゅう しゅっちょう に でて います。</text:p>
          </table:table-cell>
          <table:table-cell office:value-type="string" office:value="My father is away on business all year.">
            <text:p>My father is away on business all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機嫌">
            <text:p>機嫌</text:p>
          </table:table-cell>
          <table:table-cell office:value-type="string" office:value="きげん">
            <text:p>きげん</text:p>
          </table:table-cell>
          <table:table-cell office:value-type="string" office:value="mood, health">
            <text:p>mood, heal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大変機嫌がいいね。">
            <text:p>彼女は大変機嫌がいいね。</text:p>
          </table:table-cell>
          <table:table-cell office:value-type="string" office:value="かのじょ は たいへん きげん が いい ね。">
            <text:p>かのじょ は たいへん きげん が いい ね。</text:p>
          </table:table-cell>
          <table:table-cell office:value-type="string" office:value="She is in a very good mood.">
            <text:p>She is in a very good mood.</text:p>
          </table:table-cell>
          <table:table-cell office:value-type="string" office:value="今日は妻の機嫌が悪い。">
            <text:p>今日は妻の機嫌が悪い。</text:p>
          </table:table-cell>
          <table:table-cell office:value-type="string" office:value="きょう は つま の きげん が わるい。">
            <text:p>きょう は つま の きげん が わるい。</text:p>
          </table:table-cell>
          <table:table-cell office:value-type="string" office:value="My wife is in a bad mood today.">
            <text:p>My wife is in a bad moo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居間">
            <text:p>居間</text:p>
          </table:table-cell>
          <table:table-cell office:value-type="string" office:value="いま">
            <text:p>いま</text:p>
          </table:table-cell>
          <table:table-cell office:value-type="string" office:value="living room">
            <text:p>living roo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居間でテレビを見ている。">
            <text:p>父は居間でテレビを見ている。</text:p>
          </table:table-cell>
          <table:table-cell office:value-type="string" office:value="ちち は いま で テレビ を みて いる。">
            <text:p>ちち は いま で テレビ を みて いる。</text:p>
          </table:table-cell>
          <table:table-cell office:value-type="string" office:value="My father is watching TV in the living room.">
            <text:p>My father is watching TV in the living room.</text:p>
          </table:table-cell>
          <table:table-cell office:value-type="string" office:value="私は自分の部屋より居間にいる時間の方が長いです。">
            <text:p>私は自分の部屋より居間にいる時間の方が長いです。</text:p>
          </table:table-cell>
          <table:table-cell office:value-type="string" office:value="わたし は じぶん の へや より いま に いる じかん の ほう が ながい です。">
            <text:p>わたし は じぶん の へや より いま に いる じかん の ほう が ながい です。</text:p>
          </table:table-cell>
          <table:table-cell office:value-type="string" office:value="I stay in the living room longer than my room.">
            <text:p>I stay in the living room longer than my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度々">
            <text:p>度々</text:p>
          </table:table-cell>
          <table:table-cell office:value-type="string" office:value="たびたび">
            <text:p>たびたび</text:p>
          </table:table-cell>
          <table:table-cell office:value-type="string" office:value="often">
            <text:p>often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から度々メールがきます。">
            <text:p>彼から度々メールがきます。</text:p>
          </table:table-cell>
          <table:table-cell office:value-type="string" office:value="かれ から たびたび メール が きます。">
            <text:p>かれ から たびたび メール が きます。</text:p>
          </table:table-cell>
          <table:table-cell office:value-type="string" office:value="I often get emails from him.">
            <text:p>I often get emails from him.</text:p>
          </table:table-cell>
          <table:table-cell office:value-type="string" office:value="度々電話してすみません。">
            <text:p>度々電話してすみません。</text:p>
          </table:table-cell>
          <table:table-cell office:value-type="string" office:value="たびたび でんわ して すみません。">
            <text:p>たびたび でんわ して すみません。</text:p>
          </table:table-cell>
          <table:table-cell office:value-type="string" office:value="Excuse me for calling you often.">
            <text:p>Excuse me for calling you oft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例文">
            <text:p>例文</text:p>
          </table:table-cell>
          <table:table-cell office:value-type="string" office:value="れいぶん">
            <text:p>れいぶん</text:p>
          </table:table-cell>
          <table:table-cell office:value-type="string" office:value="example sentence">
            <text:p>example sente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例文を3つ作ってください。">
            <text:p>例文を3つ作ってください。</text:p>
          </table:table-cell>
          <table:table-cell office:value-type="string" office:value="れいぶん を みっつ つくって ください。">
            <text:p>れいぶん を みっつ つくって ください。</text:p>
          </table:table-cell>
          <table:table-cell office:value-type="string" office:value="Please write three example sentences.">
            <text:p>Please write three example sentences.</text:p>
          </table:table-cell>
          <table:table-cell office:value-type="string" office:value="良い例文を作るのは簡単ではありません。">
            <text:p>良い例文を作るのは簡単ではありません。</text:p>
          </table:table-cell>
          <table:table-cell office:value-type="string" office:value="よい れいぶん を つくる の は かんたん で は ありません。">
            <text:p>よい れいぶん を つくる の は かんたん で は ありません。</text:p>
          </table:table-cell>
          <table:table-cell office:value-type="string" office:value="It's not easy to make good example sentences.">
            <text:p>It's not easy to make good example senten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怠ける">
            <text:p>怠ける</text:p>
          </table:table-cell>
          <table:table-cell office:value-type="string" office:value="なまける">
            <text:p>なまける</text:p>
          </table:table-cell>
          <table:table-cell office:value-type="string" office:value="be lazy, slack off">
            <text:p>be lazy, slack of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怠けていないで、手伝って。">
            <text:p>怠けていないで、手伝って。</text:p>
          </table:table-cell>
          <table:table-cell office:value-type="string" office:value="なまけて いない で、てつだって。">
            <text:p>なまけて いない で、てつだって。</text:p>
          </table:table-cell>
          <table:table-cell office:value-type="string" office:value="Stop slacking and help me!">
            <text:p>Stop slacking and help me!</text:p>
          </table:table-cell>
          <table:table-cell office:value-type="string" office:value="彼は仕事を怠けてばかりいます。">
            <text:p>彼は仕事を怠けてばかりいます。</text:p>
          </table:table-cell>
          <table:table-cell office:value-type="string" office:value="かれ は しごと を なまけて ばかり います。">
            <text:p>かれ は しごと を なまけて ばかり います。</text:p>
          </table:table-cell>
          <table:table-cell office:value-type="string" office:value="He always slacks off his work.">
            <text:p>He always slacks off his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転勤">
            <text:p>転勤</text:p>
          </table:table-cell>
          <table:table-cell office:value-type="string" office:value="てんきん">
            <text:p>てんきん</text:p>
          </table:table-cell>
          <table:table-cell office:value-type="string" office:value="change of job location, relocation">
            <text:p>change of job location, reloc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大阪に転勤しました。">
            <text:p>彼は大阪に転勤しました。</text:p>
          </table:table-cell>
          <table:table-cell office:value-type="string" office:value="かれ は おおさか に てんきん しました。">
            <text:p>かれ は おおさか に てんきん しました。</text:p>
          </table:table-cell>
          <table:table-cell office:value-type="string" office:value="He was transferred to Osaka.">
            <text:p>He was transferred to Osaka.</text:p>
          </table:table-cell>
          <table:table-cell office:value-type="string" office:value="私は来年からロンドンに転勤になります。">
            <text:p>私は来年からロンドンに転勤になります。</text:p>
          </table:table-cell>
          <table:table-cell office:value-type="string" office:value="わたし は らいねん から ロンドン に てんきん に なります。">
            <text:p>わたし は らいねん から ロンドン に てんきん に なります。</text:p>
          </table:table-cell>
          <table:table-cell office:value-type="string" office:value="I will be relocated to London from next year.">
            <text:p>I will be relocated to London from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政府">
            <text:p>政府</text:p>
          </table:table-cell>
          <table:table-cell office:value-type="string" office:value="せいふ">
            <text:p>せいふ</text:p>
          </table:table-cell>
          <table:table-cell office:value-type="string" office:value="government, administration">
            <text:p>government, administr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デモについて政府は何もしなかった。">
            <text:p>そのデモについて政府は何もしなかった。</text:p>
          </table:table-cell>
          <table:table-cell office:value-type="string" office:value="その デモ について せいふ は なに も しなかった。">
            <text:p>その デモ について せいふ は なに も しなかった。</text:p>
          </table:table-cell>
          <table:table-cell office:value-type="string" office:value="The government didn't do anything about the demonstration.">
            <text:p>The government didn't do anything about the demonstration.</text:p>
          </table:table-cell>
          <table:table-cell office:value-type="string" office:value="政府の発表は信じられない。">
            <text:p>政府の発表は信じられない。</text:p>
          </table:table-cell>
          <table:table-cell office:value-type="string" office:value="せいふ の はっぴょう は しんじられない。">
            <text:p>せいふ の はっぴょう は しんじられない。</text:p>
          </table:table-cell>
          <table:table-cell office:value-type="string" office:value="I can't believe the government's announcements.">
            <text:p>I can't believe the government's announcem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所有">
            <text:p>所有</text:p>
          </table:table-cell>
          <table:table-cell office:value-type="string" office:value="しょゆう">
            <text:p>しょゆう</text:p>
          </table:table-cell>
          <table:table-cell office:value-type="string" office:value="ownership, own">
            <text:p>ownership, ow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車を3台所有している。">
            <text:p>彼は車を3台所有している。</text:p>
          </table:table-cell>
          <table:table-cell office:value-type="string" office:value="かれ は くるま を 3 だい しょゆう して いる。">
            <text:p>かれ は くるま を 3 だい しょゆう して いる。</text:p>
          </table:table-cell>
          <table:table-cell office:value-type="string" office:value="He owns three cars.">
            <text:p>He owns three cars.</text:p>
          </table:table-cell>
          <table:table-cell office:value-type="string" office:value="私は会社所有のマンションに住んでいます。">
            <text:p>私は会社所有のマンションに住んでいます。</text:p>
          </table:table-cell>
          <table:table-cell office:value-type="string" office:value="わたし は かいしゃ しょゆう の マンション に すんで います。">
            <text:p>わたし は かいしゃ しょゆう の マンション に すんで います。</text:p>
          </table:table-cell>
          <table:table-cell office:value-type="string" office:value="I live in an apartment building owned by the company.">
            <text:p>I live in an apartment building owned by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ずれ">
            <text:p>いずれ</text:p>
          </table:table-cell>
          <table:table-cell office:value-type="string" office:value="いずれ">
            <text:p>いずれ</text:p>
          </table:table-cell>
          <table:table-cell office:value-type="string" office:value="sometime later, eventually">
            <text:p>sometime later, eventual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いずれまたお会いしましょう。">
            <text:p>いずれまたお会いしましょう。</text:p>
          </table:table-cell>
          <table:table-cell office:value-type="string" office:value="いずれ また おあいしましょう。">
            <text:p>いずれ また おあいしましょう。</text:p>
          </table:table-cell>
          <table:table-cell office:value-type="string" office:value="Let's meet again sometime.">
            <text:p>Let's meet again sometime.</text:p>
          </table:table-cell>
          <table:table-cell office:value-type="string" office:value="結果はいずれ分かるでしょう。">
            <text:p>結果はいずれ分かるでしょう。</text:p>
          </table:table-cell>
          <table:table-cell office:value-type="string" office:value="けっか は いずれ わかる でしょう。">
            <text:p>けっか は いずれ わかる でしょう。</text:p>
          </table:table-cell>
          <table:table-cell office:value-type="string" office:value="We will eventually find out the results.">
            <text:p>We will eventually find out the resul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する">
            <text:p>対する</text:p>
          </table:table-cell>
          <table:table-cell office:value-type="string" office:value="たいする">
            <text:p>たいする</text:p>
          </table:table-cell>
          <table:table-cell office:value-type="string" office:value="face, be in response to">
            <text:p>face, be in response 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質問に対する答えが見つからなかった。">
            <text:p>その質問に対する答えが見つからなかった。</text:p>
          </table:table-cell>
          <table:table-cell office:value-type="string" office:value="その しつもん に たいする こたえ が みつからなかった。">
            <text:p>その しつもん に たいする こたえ が みつからなかった。</text:p>
          </table:table-cell>
          <table:table-cell office:value-type="string" office:value="I couldn't find an answer to the question.">
            <text:p>I couldn't find an answer to the question.</text:p>
          </table:table-cell>
          <table:table-cell office:value-type="string" office:value="彼女の仕事に対する姿勢は問題です。">
            <text:p>彼女の仕事に対する姿勢は問題です。</text:p>
          </table:table-cell>
          <table:table-cell office:value-type="string" office:value="かのじょ の しごと に たいする しせい は もんだい です。">
            <text:p>かのじょ の しごと に たいする しせい は もんだい です。</text:p>
          </table:table-cell>
          <table:table-cell office:value-type="string" office:value="Her attitude toward work is problematic.">
            <text:p>Her attitude toward work is problemat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会">
            <text:p>教会</text:p>
          </table:table-cell>
          <table:table-cell office:value-type="string" office:value="きょうかい">
            <text:p>きょうかい</text:p>
          </table:table-cell>
          <table:table-cell office:value-type="string" office:value="church">
            <text:p>chur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教会で結婚式をしました。">
            <text:p>私たちは教会で結婚式をしました。</text:p>
          </table:table-cell>
          <table:table-cell office:value-type="string" office:value="わたし たち は きょうかい で けっこん しき を しました。">
            <text:p>わたし たち は きょうかい で けっこん しき を しました。</text:p>
          </table:table-cell>
          <table:table-cell office:value-type="string" office:value="We had our wedding in a church.">
            <text:p>We had our wedding in a church.</text:p>
          </table:table-cell>
          <table:table-cell office:value-type="string" office:value="母は毎週日曜日に教会に行きます。">
            <text:p>母は毎週日曜日に教会に行きます。</text:p>
          </table:table-cell>
          <table:table-cell office:value-type="string" office:value="はは は まいしゅう にちようび に きょうかい に いきます。">
            <text:p>はは は まいしゅう にちようび に きょうかい に いきます。</text:p>
          </table:table-cell>
          <table:table-cell office:value-type="string" office:value="My mother goes to church every Sunday.">
            <text:p>My mother goes to church every Sun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会">
            <text:p>教会</text:p>
          </table:table-cell>
          <table:table-cell office:value-type="string" office:value="きょうかい">
            <text:p>きょうかい</text:p>
          </table:table-cell>
          <table:table-cell office:value-type="string" office:value="church">
            <text:p>chur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教会で結婚式をしました。">
            <text:p>私たちは教会で結婚式をしました。</text:p>
          </table:table-cell>
          <table:table-cell office:value-type="string" office:value="わたし たち は きょうかい で けっこん しき を しました。">
            <text:p>わたし たち は きょうかい で けっこん しき を しました。</text:p>
          </table:table-cell>
          <table:table-cell office:value-type="string" office:value="We had our wedding in a church.">
            <text:p>We had our wedding in a church.</text:p>
          </table:table-cell>
          <table:table-cell office:value-type="string" office:value="母は毎週日曜日に教会に行きます。">
            <text:p>母は毎週日曜日に教会に行きます。</text:p>
          </table:table-cell>
          <table:table-cell office:value-type="string" office:value="はは は まいしゅう にちようび に きょうかい に いきます。">
            <text:p>はは は まいしゅう にちようび に きょうかい に いきます。</text:p>
          </table:table-cell>
          <table:table-cell office:value-type="string" office:value="My mother goes to church every Sunday.">
            <text:p>My mother goes to church every Sun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